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2.458cm" fo:margin-left="0.492cm" table:align="left" style:writing-mode="lr-tb"/>
    </style:style>
    <style:style style:name="Tabla1.A" style:family="table-column">
      <style:table-column-properties style:column-width="2.849cm"/>
    </style:style>
    <style:style style:name="Tabla1.B" style:family="table-column">
      <style:table-column-properties style:column-width="1.651cm"/>
    </style:style>
    <style:style style:name="Tabla1.C" style:family="table-column">
      <style:table-column-properties style:column-width="1.501cm"/>
    </style:style>
    <style:style style:name="Tabla1.D" style:family="table-column">
      <style:table-column-properties style:column-width="1.603cm"/>
    </style:style>
    <style:style style:name="Tabla1.E" style:family="table-column">
      <style:table-column-properties style:column-width="1.542cm"/>
    </style:style>
    <style:style style:name="Tabla1.F" style:family="table-column">
      <style:table-column-properties style:column-width="1.572cm"/>
    </style:style>
    <style:style style:name="Tabla1.G" style:family="table-column">
      <style:table-column-properties style:column-width="1.741cm"/>
    </style:style>
    <style:style style:name="Tabla1.1" style:family="table-row">
      <style:table-row-properties style:min-row-height="0.515cm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4.5pt solid #8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4.5pt solid #800000" fo:border-right="none" fo:border-top="0.5pt solid #000000" fo:border-bottom="4.5pt solid #800000" style:writing-mode="lr-tb"/>
    </style:style>
    <style:style style:name="Tabla1.E1" style:family="table-cell">
      <style:table-cell-properties style:vertical-align="top" fo:padding-left="0.123cm" fo:padding-right="0.123cm" fo:padding-top="0cm" fo:padding-bottom="0cm" fo:border-left="0.5pt solid #800000" fo:border-right="none" fo:border-top="0.5pt solid #000000" fo:border-bottom="4.5pt solid #800000" style:writing-mode="lr-tb"/>
    </style:style>
    <style:style style:name="Tabla1.G1" style:family="table-cell">
      <style:table-cell-properties style:vertical-align="top" fo:padding-left="0.123cm" fo:padding-right="0.123cm" fo:padding-top="0cm" fo:padding-bottom="0cm" fo:border-left="0.5pt solid #800000" fo:border-right="0.5pt solid #800000" fo:border-top="0.5pt solid #000000" fo:border-bottom="4.5pt solid #800000" style:writing-mode="lr-tb"/>
    </style:style>
    <style:style style:name="Tabla1.2" style:family="table-row">
      <style:table-row-properties style:min-row-height="0.665cm" fo:keep-together="auto"/>
    </style:style>
    <style:style style:name="Tabla1.A2" style:family="table-cell">
      <style:table-cell-properties style:vertical-align="top" fo:padding-left="0.123cm" fo:padding-right="0.123cm" fo:padding-top="0cm" fo:padding-bottom="0cm" fo:border-left="0.5pt solid #000000" fo:border-right="none" fo:border-top="4.5pt solid #8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4.5pt solid #800000" fo:border-right="none" fo:border-top="4.5pt solid #800000" fo:border-bottom="0.5pt solid #000000" style:writing-mode="lr-tb"/>
    </style:style>
    <style:style style:name="Tabla1.E2" style:family="table-cell">
      <style:table-cell-properties style:vertical-align="top" fo:padding-left="0.123cm" fo:padding-right="0.123cm" fo:padding-top="0cm" fo:padding-bottom="0cm" fo:border-left="0.5pt solid #800000" fo:border-right="none" fo:border-top="4.5pt solid #800000" fo:border-bottom="0.5pt solid #000000" style:writing-mode="lr-tb"/>
    </style:style>
    <style:style style:name="Tabla1.G2" style:family="table-cell">
      <style:table-cell-properties style:vertical-align="top" fo:padding-left="0.123cm" fo:padding-right="0.123cm" fo:padding-top="0cm" fo:padding-bottom="0cm" fo:border-left="0.5pt solid #800000" fo:border-right="0.5pt solid #800000" fo:border-top="4.5pt solid #800000" fo:border-bottom="0.5pt solid #000000" style:writing-mode="lr-tb"/>
    </style:style>
    <style:style style:name="Tabla2" style:family="table">
      <style:table-properties style:width="12.518cm" fo:margin-left="0.492cm" table:align="left" style:writing-mode="lr-tb"/>
    </style:style>
    <style:style style:name="Tabla2.A" style:family="table-column">
      <style:table-column-properties style:column-width="2.75cm"/>
    </style:style>
    <style:style style:name="Tabla2.B" style:family="table-column">
      <style:table-column-properties style:column-width="1.693cm"/>
    </style:style>
    <style:style style:name="Tabla2.C" style:family="table-column">
      <style:table-column-properties style:column-width="1.633cm"/>
    </style:style>
    <style:style style:name="Tabla2.D" style:family="table-column">
      <style:table-column-properties style:column-width="1.753cm"/>
    </style:style>
    <style:style style:name="Tabla2.E" style:family="table-column">
      <style:table-column-properties style:column-width="1.572cm"/>
    </style:style>
    <style:style style:name="Tabla2.G" style:family="table-column">
      <style:table-column-properties style:column-width="1.545cm"/>
    </style:style>
    <style:style style:name="Tabla2.1" style:family="table-row">
      <style:table-row-properties style:min-row-height="0.921cm"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top" fo:padding-left="0.123cm" fo:padding-right="0.123cm" fo:padding-top="0cm" fo:padding-bottom="0cm" fo:border-left="4.5pt solid #800000" fo:border-right="none" fo:border-top="0.5pt solid #000000" fo:border-bottom="0.5pt solid #000000" style:writing-mode="lr-tb"/>
    </style:style>
    <style:style style:name="Tabla2.C1" style:family="table-cell">
      <style:table-cell-properties style:vertical-align="top" fo:padding-left="0.123cm" fo:padding-right="0.123cm" fo:padding-top="0cm" fo:padding-bottom="0cm" fo:border-left="0.5pt solid #800000" fo:border-right="none" fo:border-top="0.5pt solid #000000" fo:border-bottom="0.5pt solid #000000" style:writing-mode="lr-tb"/>
    </style:style>
    <style:style style:name="Tabla2.G1" style:family="table-cell">
      <style:table-cell-properties style:vertical-align="top" fo:padding-left="0.123cm" fo:padding-right="0.123cm" fo:padding-top="0cm" fo:padding-bottom="0cm" fo:border-left="0.5pt solid #800000" fo:border-right="0.5pt solid #000000" fo:border-top="0.5pt solid #000000" fo:border-bottom="0.5pt solid #000000" style:writing-mode="lr-tb"/>
    </style:style>
    <style:style style:name="Tabla3" style:family="table">
      <style:table-properties style:width="13.019cm" fo:margin-left="0.492cm" table:align="left" style:writing-mode="lr-tb"/>
    </style:style>
    <style:style style:name="Tabla3.A" style:family="table-column">
      <style:table-column-properties style:column-width="2.75cm"/>
    </style:style>
    <style:style style:name="Tabla3.B" style:family="table-column">
      <style:table-column-properties style:column-width="1.693cm"/>
    </style:style>
    <style:style style:name="Tabla3.C" style:family="table-column">
      <style:table-column-properties style:column-width="1.633cm"/>
    </style:style>
    <style:style style:name="Tabla3.D" style:family="table-column">
      <style:table-column-properties style:column-width="1.753cm"/>
    </style:style>
    <style:style style:name="Tabla3.E" style:family="table-column">
      <style:table-column-properties style:column-width="1.572cm"/>
    </style:style>
    <style:style style:name="Tabla3.F" style:family="table-column">
      <style:table-column-properties style:column-width="1.85cm"/>
    </style:style>
    <style:style style:name="Tabla3.G" style:family="table-column">
      <style:table-column-properties style:column-width="1.767cm"/>
    </style:style>
    <style:style style:name="Tabla3.1" style:family="table-row">
      <style:table-row-properties style:min-row-height="0.854cm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1" style:family="table-cell">
      <style:table-cell-properties style:vertical-align="top" fo:padding-left="0.123cm" fo:padding-right="0.123cm" fo:padding-top="0cm" fo:padding-bottom="0cm" fo:border-left="4.5pt solid #800000" fo:border-right="none" fo:border-top="0.5pt solid #000000" fo:border-bottom="0.5pt solid #000000" style:writing-mode="lr-tb"/>
    </style:style>
    <style:style style:name="Tabla3.C1" style:family="table-cell">
      <style:table-cell-properties style:vertical-align="top" fo:padding-left="0.123cm" fo:padding-right="0.123cm" fo:padding-top="0cm" fo:padding-bottom="0cm" fo:border-left="0.5pt solid #800000" fo:border-right="none" fo:border-top="0.5pt solid #000000" fo:border-bottom="0.5pt solid #000000" style:writing-mode="lr-tb"/>
    </style:style>
    <style:style style:name="Tabla3.G1" style:family="table-cell">
      <style:table-cell-properties style:vertical-align="top" fo:padding-left="0.123cm" fo:padding-right="0.123cm" fo:padding-top="0cm" fo:padding-bottom="0cm" fo:border-left="0.5pt solid #800000" fo:border-right="0.5pt solid #000000" fo:border-top="0.5pt solid #000000" fo:border-bottom="0.5pt solid #000000" style:writing-mode="lr-tb"/>
    </style:style>
    <style:style style:name="P1" style:family="paragraph" style:parent-style-name="Standard">
      <style:text-properties fo:color="#0000ff" fo:font-size="36pt" officeooo:paragraph-rsid="00088015" style:font-size-asian="36pt"/>
    </style:style>
    <style:style style:name="P2" style:family="paragraph" style:parent-style-name="Standard">
      <style:text-properties fo:font-size="20pt" style:font-size-asian="20pt"/>
    </style:style>
    <style:style style:name="P3" style:family="paragraph" style:parent-style-name="Standard">
      <style:text-properties fo:font-size="20pt" fo:language="es" fo:country="ES" style:font-size-asian="20pt"/>
    </style:style>
    <style:style style:name="P4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fo:font-size="20pt" officeooo:paragraph-rsid="00088015" style:font-name-asian="Symbol" style:font-size-asian="20pt" style:font-name-complex="Symbol"/>
    </style:style>
    <style:style style:name="P5" style:family="paragraph" style:parent-style-name="Standard">
      <style:paragraph-properties fo:margin-left="0cm" fo:margin-right="-0.002cm" fo:text-align="justify" style:justify-single-word="false" fo:text-indent="0cm" style:auto-text-indent="false">
        <style:tab-stops>
          <style:tab-stop style:position="-4.001cm"/>
        </style:tab-stops>
      </style:paragraph-properties>
      <style:text-properties fo:font-size="20pt" officeooo:paragraph-rsid="00088015" style:font-name-asian="Symbol" style:font-size-asian="20pt"/>
    </style:style>
    <style:style style:name="P6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fo:font-size="20pt" officeooo:paragraph-rsid="00088015" style:font-name-asian="Symbol" style:font-size-asian="20pt"/>
    </style:style>
    <style:style style:name="P7" style:family="paragraph" style:parent-style-name="Standard">
      <style:paragraph-properties fo:margin-left="0cm" fo:margin-right="-0.002cm" fo:text-align="justify" style:justify-single-word="false" fo:text-indent="0cm" style:auto-text-indent="false" style:snap-to-layout-grid="false"/>
      <style:text-properties fo:font-size="20pt" officeooo:paragraph-rsid="00088015" style:font-size-asian="20pt"/>
    </style:style>
    <style:style style:name="P8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fo:font-size="20pt" officeooo:paragraph-rsid="00088015" style:font-size-asian="20pt"/>
    </style:style>
    <style:style style:name="P9" style:family="paragraph" style:parent-style-name="Standard">
      <style:paragraph-properties fo:margin-left="0cm" fo:margin-right="-0.002cm" fo:text-indent="0cm" style:auto-text-indent="false"/>
      <style:text-properties fo:font-size="20pt" officeooo:paragraph-rsid="00088015" style:font-size-asian="20pt"/>
    </style:style>
    <style:style style:name="P10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fo:font-size="20pt" fo:language="es" fo:country="ES" officeooo:paragraph-rsid="00088015" style:font-name-asian="Symbol" style:font-size-asian="20pt"/>
    </style:style>
    <style:style style:name="P11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fo:font-size="20pt" fo:language="es" fo:country="ES" officeooo:paragraph-rsid="00088015" style:font-name-asian="Symbol" style:font-size-asian="20pt" style:font-name-complex="Symbol"/>
    </style:style>
    <style:style style:name="P12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fo:font-size="20pt" fo:language="es" fo:country="ES" fo:font-weight="bold" officeooo:paragraph-rsid="00088015" style:font-name-asian="Symbol" style:font-size-asian="20pt" style:font-weight-asian="bold" style:font-name-complex="Symbol"/>
    </style:style>
    <style:style style:name="P13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fo:font-size="20pt" fo:font-weight="bold" officeooo:paragraph-rsid="00088015" style:font-name-asian="Symbol" style:font-size-asian="20pt" style:font-weight-asian="bold" style:font-name-complex="Symbol"/>
    </style:style>
    <style:style style:name="P14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fo:font-size="20pt" officeooo:paragraph-rsid="00088015" style:font-name-asian="Times New Roman" style:font-size-asian="20pt" style:font-name-complex="Times New Roman"/>
    </style:style>
    <style:style style:name="P15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officeooo:paragraph-rsid="00088015"/>
    </style:style>
    <style:style style:name="P16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style:font-name="Arial" fo:font-size="20pt" officeooo:paragraph-rsid="00088015" style:font-size-asian="20pt" style:font-name-complex="Arial"/>
    </style:style>
    <style:style style:name="P17" style:family="paragraph" style:parent-style-name="Standard">
      <style:paragraph-properties fo:margin-left="0cm" fo:margin-right="-0.002cm" fo:text-indent="0cm" style:auto-text-indent="false"/>
      <style:text-properties officeooo:paragraph-rsid="00088015"/>
    </style:style>
    <style:style style:name="P18" style:family="paragraph" style:parent-style-name="Standard">
      <style:paragraph-properties fo:margin-left="0cm" fo:margin-right="-0.002cm" fo:text-align="justify" style:justify-single-word="false" fo:text-indent="0cm" style:auto-text-indent="false" fo:padding-left="0cm" fo:padding-right="0cm" fo:padding-top="0cm" fo:padding-bottom="1.094cm" fo:border-left="none" fo:border-right="none" fo:border-top="none" fo:border-bottom="1.5pt solid #000000"/>
      <style:text-properties fo:font-size="20pt" officeooo:paragraph-rsid="00088015" style:font-name-asian="Symbol" style:font-size-asian="20pt" style:font-name-complex="Symbol"/>
    </style:style>
    <style:style style:name="P19" style:family="paragraph" style:parent-style-name="Standard">
      <style:paragraph-properties fo:margin-left="0cm" fo:margin-right="-0.002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74pt solid #ffffff"/>
      <style:text-properties fo:font-size="20pt" officeooo:paragraph-rsid="00088015" style:font-name-asian="Symbol" style:font-size-asian="20pt" style:font-name-complex="Symbol"/>
    </style:style>
    <style:style style:name="P20" style:family="paragraph" style:parent-style-name="Standard">
      <style:paragraph-properties fo:margin-left="0cm" fo:margin-right="-0.002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fo:font-size="20pt" officeooo:paragraph-rsid="00088015" style:font-name-asian="Symbol" style:font-size-asian="20pt" style:font-name-complex="Symbol"/>
    </style:style>
    <style:style style:name="P21" style:family="paragraph" style:parent-style-name="Standard">
      <style:paragraph-properties fo:margin-left="0cm" fo:margin-right="-0.002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fo:font-size="20pt" fo:language="es" fo:country="ES" officeooo:paragraph-rsid="00088015" style:font-name-asian="Symbol" style:font-size-asian="20pt" style:font-name-complex="Symbol"/>
    </style:style>
    <style:style style:name="P22" style:family="paragraph" style:parent-style-name="Standard">
      <style:paragraph-properties fo:margin-left="0cm" fo:margin-right="-0.002cm" fo:text-align="justify" style:justify-single-word="false" fo:text-indent="0cm" style:auto-text-indent="false" fo:padding="0cm" fo:border-left="none" fo:border-right="none" fo:border-top="none" fo:border-bottom="0.74pt solid #000000"/>
      <style:text-properties fo:font-size="20pt" officeooo:paragraph-rsid="00088015" style:font-name-asian="Symbol" style:font-size-asian="20pt" style:font-name-complex="Symbol"/>
    </style:style>
    <style:style style:name="P23" style:family="paragraph" style:parent-style-name="Standard">
      <style:paragraph-properties fo:margin-left="0cm" fo:margin-right="-0.002cm" fo:text-indent="0cm" style:auto-text-indent="false" fo:padding="0cm" fo:border-left="none" fo:border-right="none" fo:border-top="none" fo:border-bottom="0.74pt solid #000000"/>
      <style:text-properties fo:font-size="20pt" officeooo:paragraph-rsid="00088015" style:font-name-asian="Symbol" style:font-size-asian="20pt" style:font-name-complex="Symbol"/>
    </style:style>
    <style:style style:name="P24" style:family="paragraph" style:parent-style-name="Standard">
      <style:paragraph-properties fo:margin-left="0cm" fo:margin-right="-0.002cm" fo:text-align="justify" style:justify-single-word="false" fo:text-indent="0cm" style:auto-text-indent="false" fo:padding="0cm" fo:border-left="none" fo:border-right="none" fo:border-top="none" fo:border-bottom="0.74pt solid #000000"/>
      <style:text-properties fo:font-size="20pt" fo:language="es" fo:country="ES" officeooo:paragraph-rsid="00088015" style:font-name-asian="Symbol" style:font-size-asian="20pt" style:font-name-complex="Symbol"/>
    </style:style>
    <style:style style:name="P25" style:family="paragraph" style:parent-style-name="Standard">
      <style:paragraph-properties fo:margin-left="0.751cm" fo:margin-right="-0.002cm" fo:text-align="justify" style:justify-single-word="false" fo:text-indent="0cm" style:auto-text-indent="false">
        <style:tab-stops>
          <style:tab-stop style:position="-0.25cm"/>
        </style:tab-stops>
      </style:paragraph-properties>
      <style:text-properties fo:font-size="20pt" officeooo:paragraph-rsid="00088015" style:font-name-asian="Symbol" style:font-size-asian="20pt"/>
    </style:style>
    <style:style style:name="P26" style:family="paragraph" style:parent-style-name="Continuar_20_lista">
      <style:text-properties fo:font-size="20pt" fo:font-style="italic" officeooo:paragraph-rsid="00088015" style:font-size-asian="20pt" style:font-style-asian="italic"/>
    </style:style>
    <style:style style:name="P27" style:family="paragraph" style:parent-style-name="Continuar_20_lista">
      <style:text-properties fo:font-size="20pt" fo:font-style="italic" officeooo:paragraph-rsid="00088015" style:font-name-asian="Symbol" style:font-size-asian="20pt" style:font-style-asian="italic" style:font-name-complex="Symbol"/>
    </style:style>
    <style:style style:name="P28" style:family="paragraph" style:parent-style-name="Continuar_20_lista">
      <style:text-properties fo:font-size="20pt" officeooo:paragraph-rsid="00088015" style:font-name-asian="Symbol" style:font-size-asian="20pt" style:font-name-complex="Symbol"/>
    </style:style>
    <style:style style:name="P29" style:family="paragraph" style:parent-style-name="Continuar_20_lista">
      <style:text-properties officeooo:paragraph-rsid="00088015"/>
    </style:style>
    <style:style style:name="P30" style:family="paragraph" style:parent-style-name="List_20_2">
      <style:text-properties fo:font-size="20pt" officeooo:paragraph-rsid="00088015" style:font-name-asian="Symbol" style:font-size-asian="20pt"/>
    </style:style>
    <style:style style:name="P31" style:family="paragraph" style:parent-style-name="List_20_2">
      <style:text-properties officeooo:paragraph-rsid="00088015"/>
    </style:style>
    <style:style style:name="P32" style:family="paragraph" style:parent-style-name="Text_20_body_20_indent">
      <style:text-properties officeooo:paragraph-rsid="00088015" style:font-name-asian="Symbol"/>
    </style:style>
    <style:style style:name="P33" style:family="paragraph" style:parent-style-name="Text_20_body_20_indent">
      <style:text-properties fo:font-size="20pt" officeooo:paragraph-rsid="00088015" style:font-name-asian="Symbol" style:font-size-asian="20pt"/>
    </style:style>
    <style:style style:name="P34" style:family="paragraph" style:parent-style-name="Text_20_body_20_indent">
      <style:text-properties officeooo:paragraph-rsid="00088015"/>
    </style:style>
    <style:style style:name="P35" style:family="paragraph" style:parent-style-name="Text_20_body">
      <style:text-properties officeooo:paragraph-rsid="00088015" style:font-name-asian="Symbol" style:font-name-complex="Symbol"/>
    </style:style>
    <style:style style:name="P36" style:family="paragraph" style:parent-style-name="Text_20_body">
      <style:text-properties officeooo:paragraph-rsid="00088015" style:font-name-asian="Symbol"/>
    </style:style>
    <style:style style:name="P37" style:family="paragraph" style:parent-style-name="Text_20_body">
      <style:text-properties officeooo:paragraph-rsid="00088015"/>
    </style:style>
    <style:style style:name="P38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fo:font-size="13pt" fo:font-style="italic" fo:font-weight="bold" officeooo:paragraph-rsid="0009dc87" style:font-name-asian="Symbol" style:font-size-asian="13pt" style:font-style-asian="italic" style:font-weight-asian="bold" style:font-size-complex="13pt" style:font-style-complex="italic" style:font-weight-complex="bold"/>
    </style:style>
    <style:style style:name="P39" style:family="paragraph" style:parent-style-name="Heading_20_2">
      <style:paragraph-properties fo:margin-left="0cm" fo:margin-right="-0.002cm" fo:text-indent="0cm" style:auto-text-indent="false"/>
      <style:text-properties fo:font-size="14pt" fo:font-weight="bold" officeooo:paragraph-rsid="00088015" style:font-size-asian="14pt" style:font-weight-asian="bold"/>
    </style:style>
    <style:style style:name="P40" style:family="paragraph" style:parent-style-name="Heading_20_2">
      <style:paragraph-properties fo:margin-left="0cm" fo:margin-right="-0.002cm" fo:text-indent="0cm" style:auto-text-indent="false"/>
      <style:text-properties officeooo:paragraph-rsid="00088015"/>
    </style:style>
    <style:style style:name="P41" style:family="paragraph" style:parent-style-name="Heading_20_3">
      <style:paragraph-properties fo:margin-left="0cm" fo:margin-right="-0.002cm" fo:text-indent="0cm" style:auto-text-indent="false"/>
      <style:text-properties officeooo:paragraph-rsid="00088015"/>
    </style:style>
    <style:style style:name="P42" style:family="paragraph" style:parent-style-name="Heading_20_4">
      <style:paragraph-properties fo:margin-left="0cm" fo:margin-right="-0.002cm" fo:text-indent="0cm" style:auto-text-indent="false"/>
      <style:text-properties fo:font-weight="bold" officeooo:paragraph-rsid="00088015" style:font-weight-asian="bold"/>
    </style:style>
    <style:style style:name="P43" style:family="paragraph" style:parent-style-name="Lista_20_con_20_viñetas">
      <style:text-properties officeooo:paragraph-rsid="00088015"/>
    </style:style>
    <style:style style:name="P44" style:family="paragraph" style:parent-style-name="Lista_20_con_20_viñetas">
      <style:text-properties officeooo:paragraph-rsid="00088015" style:font-name-asian="Symbol"/>
    </style:style>
    <style:style style:name="P45" style:family="paragraph" style:parent-style-name="Lista_20_con_20_viñetas">
      <style:text-properties officeooo:paragraph-rsid="00088015" style:font-name-asian="Symbol" style:font-name-complex="Symbol"/>
    </style:style>
    <style:style style:name="P46" style:family="paragraph" style:parent-style-name="Heading_20_1" style:master-page-name="Standard">
      <style:paragraph-properties fo:margin-left="0cm" fo:margin-right="-0.002cm" fo:text-align="justify" style:justify-single-word="false" fo:text-indent="0cm" style:auto-text-indent="false" style:page-number="1"/>
      <style:text-properties fo:color="#0000ff" fo:font-size="36pt" officeooo:paragraph-rsid="00088015" style:font-size-asian="36pt"/>
    </style:style>
    <style:style style:name="P47" style:family="paragraph" style:parent-style-name="Heading_20_7">
      <style:text-properties officeooo:paragraph-rsid="00088015" style:font-name-asian="Symbol" style:font-name-complex="Symbol"/>
    </style:style>
    <style:style style:name="P48" style:family="paragraph" style:parent-style-name="Lista_20_con_20_viñetas_20_3" style:list-style-name="WW8Num25">
      <style:text-properties officeooo:paragraph-rsid="00088015" style:font-name-asian="Symbol"/>
    </style:style>
    <style:style style:name="P49" style:family="paragraph" style:parent-style-name="Lista_20_con_20_viñetas_20_3" style:list-style-name="WW8Num24">
      <style:text-properties officeooo:paragraph-rsid="00088015" style:font-name-asian="Symbol"/>
    </style:style>
    <style:style style:name="P50" style:family="paragraph" style:parent-style-name="Lista_20_con_20_viñetas_20_3" style:list-style-name="">
      <style:paragraph-properties fo:margin-left="0cm" fo:margin-right="0cm" fo:text-indent="0cm" style:auto-text-indent="false"/>
      <style:text-properties fo:font-size="20pt" officeooo:paragraph-rsid="00088015" style:font-name-asian="Symbol" style:font-size-asian="20pt"/>
    </style:style>
    <style:style style:name="P51" style:family="paragraph" style:parent-style-name="Heading_20_5">
      <style:text-properties officeooo:paragraph-rsid="00088015" style:font-name-asian="Symbol" style:font-name-complex="Symbol"/>
    </style:style>
    <style:style style:name="P52" style:family="paragraph">
      <loext:graphic-properties draw:fill="solid" draw:fill-color="#ffffff"/>
      <style:paragraph-properties style:writing-mode="lr-tb"/>
    </style:style>
    <style:style style:name="P53" style:family="paragraph">
      <loext:graphic-properties draw:fill="none" draw:fill-color="#ffffff"/>
      <style:paragraph-properties fo:text-align="center" style:writing-mode="lr-tb"/>
    </style:style>
    <style:style style:name="P54" style:family="paragraph">
      <style:paragraph-properties style:writing-mode="lr-tb"/>
    </style:style>
    <style:style style:name="P55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Symbol" style:font-weight-asian="bold" style:font-name-complex="Symbol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ize="20pt" style:font-size-asian="20pt"/>
    </style:style>
    <style:style style:name="T6" style:family="text">
      <style:text-properties fo:font-size="20pt" style:font-name-asian="Symbol" style:font-size-asian="20pt"/>
    </style:style>
    <style:style style:name="T7" style:family="text">
      <style:text-properties fo:font-size="20pt" style:font-name-asian="Symbol" style:font-size-asian="20pt" style:font-name-complex="Symbol"/>
    </style:style>
    <style:style style:name="T8" style:family="text">
      <style:text-properties fo:font-size="20pt" fo:font-weight="bold" style:font-size-asian="20pt" style:font-weight-asian="bold"/>
    </style:style>
    <style:style style:name="T9" style:family="text">
      <style:text-properties fo:font-size="20pt" fo:font-style="italic" style:font-size-asian="20pt" style:font-style-asian="italic"/>
    </style:style>
    <style:style style:name="T10" style:family="text">
      <style:text-properties fo:font-size="20pt" fo:font-style="italic" style:font-name-asian="Symbol" style:font-size-asian="20pt" style:font-style-asian="italic"/>
    </style:style>
    <style:style style:name="T11" style:family="text">
      <style:text-properties fo:font-size="20pt" fo:font-style="italic" style:font-name-asian="Symbol" style:font-size-asian="20pt" style:font-style-asian="italic" style:font-name-complex="Symbol"/>
    </style:style>
    <style:style style:name="T12" style:family="text">
      <style:text-properties fo:font-size="20pt" fo:font-style="italic" style:font-name-asian="Times New Roman" style:font-size-asian="20pt" style:font-style-asian="italic" style:font-name-complex="Times New Roman"/>
    </style:style>
    <style:style style:name="T13" style:family="text">
      <style:text-properties fo:font-size="20pt" fo:language="es" fo:country="ES" style:font-size-asian="20pt"/>
    </style:style>
    <style:style style:name="T14" style:family="text">
      <style:text-properties style:font-name="Arial" fo:font-size="20pt" style:font-size-asian="20pt" style:font-name-complex="Arial"/>
    </style:style>
    <style:style style:name="T15" style:family="text">
      <style:text-properties style:font-name="Arial" fo:font-size="20pt" style:font-name-asian="Symbol" style:font-size-asian="20pt" style:font-name-complex="Arial"/>
    </style:style>
    <style:style style:name="T16" style:family="text">
      <style:text-properties style:font-name="Arial" fo:font-size="20pt" style:font-name-asian="Arial" style:font-size-asian="20pt" style:font-name-complex="Arial"/>
    </style:style>
    <style:style style:name="T17" style:family="text">
      <style:text-properties style:font-name="Arial" fo:font-size="20pt" fo:language="es" fo:country="ES" style:font-size-asian="20pt" style:font-name-complex="Arial"/>
    </style:style>
    <style:style style:name="T18" style:family="text">
      <style:text-properties style:font-name-asian="Arial"/>
    </style:style>
    <style:style style:name="T19" style:family="text">
      <style:text-properties style:font-name="Symbol" fo:font-size="20pt" style:font-name-asian="Symbol" style:font-size-asian="20pt" style:font-name-complex="Symbol"/>
    </style:style>
    <style:style style:name="T20" style:family="text">
      <style:text-properties style:font-name="Symbol" fo:font-size="20pt" fo:font-style="italic" style:font-name-asian="Symbol" style:font-size-asian="20pt" style:font-style-asian="italic" style:font-name-complex="Symbol"/>
    </style:style>
    <style:style style:name="T21" style:family="text">
      <style:text-properties style:font-name="Symbol" style:font-name-asian="Symbol" style:font-name-complex="Symbol"/>
    </style:style>
    <style:style style:name="T22" style:family="text">
      <style:text-properties style:font-name-asian="Symbol" style:font-name-complex="Symbol"/>
    </style:style>
    <style:style style:name="T23" style:family="text">
      <style:text-properties style:text-position="sub 58%" fo:font-style="italic" style:font-style-asian="italic"/>
    </style:style>
    <style:style style:name="T24" style:family="text">
      <style:text-properties style:text-position="sub 58%" fo:font-size="20pt" fo:font-style="italic" style:font-name-asian="Symbol" style:font-size-asian="20pt" style:font-style-asian="italic" style:font-name-complex="Symbol"/>
    </style:style>
    <style:style style:name="T25" style:family="text">
      <style:text-properties officeooo:rsid="0009dc87"/>
    </style:style>
    <style:style style:name="T26" style:family="text">
      <style:text-properties style:use-window-font-color="true" style:font-name="Arial" fo:font-size="20pt" fo:language="es" fo:country="ES" style:font-name-asian="Times New Roman" style:font-size-asian="20pt" style:font-name-complex="Arial" style:font-size-complex="10pt"/>
    </style:style>
    <style:style style:name="T27" style:family="text">
      <style:text-properties style:use-window-font-color="true" style:font-name="Times New Roman" fo:font-size="20pt" fo:language="es" fo:country="ES" style:font-name-asian="Times New Roman" style:font-size-asian="20pt" style:font-name-complex="Times New Roman" style:font-size-complex="10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2.24pt solid #000000"/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2.49pt solid #000000"/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1.5pt solid #000000"/>
    </style:style>
    <style:style style:name="gr1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min-height="0.261cm" fo:min-width="0.018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5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min-height="0.261cm" fo:min-width="0.198cm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draw:stroke="none" draw:fill="none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7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8" style:family="graphic">
      <style:graphic-properties style:run-through="foreground"/>
    </style:style>
    <style:style style:name="gr9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min-height="0.261cm" fo:min-width="0.018cm" fo:padding-top="0.229cm" fo:padding-bottom="0.229cm" fo:padding-left="0.441cm" fo:padding-right="0.441cm" fo:wrap-option="wrap" draw:shadow-color="#808080" style:run-through="foreground"/>
    </style:style>
    <style:style style:name="gr10" style:family="graphic">
      <style:graphic-properties draw:stroke="solid" svg:stroke-width="0.079cm" svg:stroke-color="#000000" draw:stroke-linejoin="miter" svg:stroke-linecap="squar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11" style:family="graphic">
      <style:graphic-properties draw:stroke="solid" svg:stroke-width="0.088cm" svg:stroke-color="#000000" draw:stroke-linejoin="miter" svg:stroke-linecap="square" draw:fill="none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>CODIGOS DE HUFFMAN</text:h>
      <text:p text:style-name="P1"/>
      <text:p text:style-name="P37"><text:span text:style-name="T1">Definición</text:span> : La codificación de Huffman es una técnica para la <text:span text:style-name="T3">compresión de datos</text:span>, ampliamente usada y muy efectiva </text:p>
      <text:p text:style-name="P37"/>
      <text:p text:style-name="P37"><text:span text:style-name="T1">Ejemplo : </text:span>Fichero con 100.000 caracteres. Se sabe que aparecen 6 caracteres diferentes y la frecuencia de aparición de cada uno de ellos es :</text:p>
      <text:p text:style-name="P3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7"/>
          </table:table-cell>
          <table:table-cell table:style-name="Tabla1.B1" office:value-type="string">
            <text:p text:style-name="P15"><text:span text:style-name="T5"><text:s text:c="2"/></text:span><text:span text:style-name="T14">a</text:span></text:p>
          </table:table-cell>
          <table:table-cell table:style-name="Tabla1.A1" office:value-type="string">
            <text:p text:style-name="P15"><text:span text:style-name="T5"><text:s text:c="2"/></text:span><text:span text:style-name="T14">b</text:span></text:p>
          </table:table-cell>
          <table:table-cell table:style-name="Tabla1.A1" office:value-type="string">
            <text:p text:style-name="P15"><text:span text:style-name="T5"><text:s text:c="3"/></text:span><text:span text:style-name="T14">c <text:s text:c="16"/></text:span></text:p>
          </table:table-cell>
          <table:table-cell table:style-name="Tabla1.E1" office:value-type="string">
            <text:p text:style-name="P16"><text:span text:style-name="T18"><text:s text:c="2"/></text:span>d <text:s text:c="5"/></text:p>
          </table:table-cell>
          <table:table-cell table:style-name="Tabla1.E1" office:value-type="string">
            <text:p text:style-name="P16"><text:span text:style-name="T18"><text:s text:c="2"/></text:span>e</text:p>
          </table:table-cell>
          <table:table-cell table:style-name="Tabla1.G1" office:value-type="string">
            <text:p text:style-name="P16"><text:span text:style-name="T18"><text:s text:c="3"/></text:span>f</text:p>
          </table:table-cell>
        </table:table-row>
        <table:table-row table:style-name="Tabla1.2">
          <table:table-cell table:style-name="Tabla1.A2" office:value-type="string">
            <text:h text:style-name="P39" text:outline-level="2">Frecuencia </text:h>
            <text:h text:style-name="P40" text:outline-level="2">( en miles )</text:h>
          </table:table-cell>
          <table:table-cell table:style-name="Tabla1.B2" office:value-type="string">
            <text:p text:style-name="P8"><text:s text:c="2"/>45</text:p>
          </table:table-cell>
          <table:table-cell table:style-name="Tabla1.A2" office:value-type="string">
            <text:p text:style-name="P8"><text:s/>13</text:p>
          </table:table-cell>
          <table:table-cell table:style-name="Tabla1.A2" office:value-type="string">
            <text:p text:style-name="P8"><text:s/>12</text:p>
          </table:table-cell>
          <table:table-cell table:style-name="Tabla1.E2" office:value-type="string">
            <text:p text:style-name="P8"><text:s text:c="2"/>16</text:p>
          </table:table-cell>
          <table:table-cell table:style-name="Tabla1.E2" office:value-type="string">
            <text:p text:style-name="P8"><text:s text:c="3"/>9</text:p>
          </table:table-cell>
          <table:table-cell table:style-name="Tabla1.G2" office:value-type="string">
            <text:p text:style-name="P8"><text:s text:c="3"/>5</text:p>
          </table:table-cell>
        </table:table-row>
      </table:table>
      <text:p text:style-name="P8"/>
      <text:p text:style-name="P37">¿ Cómo codificar los caracteres para comprimir el espacio ocupado <text:s/>utilizando un <text:span text:style-name="T1">código binario</text:span> ?</text:p>
      <text:p text:style-name="P37"/>
      <text:h text:style-name="P41" text:outline-level="3"><text:span text:style-name="T4">Solución 1</text:span><text:span text:style-name="T1"> :</text:span> Código de longitud fija</text:h>
      <text:p text:style-name="P37">Para 6 caracteres se necesitan 3 bits (300000 bits)</text:p>
      <text:p text:style-name="P3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 table:number-columns-repeated="2"/>
        <table:table-column table:style-name="Tabla2.G"/>
        <table:table-row table:style-name="Tabla2.1">
          <table:table-cell table:style-name="Tabla2.A1" office:value-type="string">
            <text:h text:style-name="P42" text:outline-level="4">Fija</text:h>
          </table:table-cell>
          <table:table-cell table:style-name="Tabla2.B1" office:value-type="string">
            <text:p text:style-name="P9"><text:s/>000</text:p>
          </table:table-cell>
          <table:table-cell table:style-name="Tabla2.C1" office:value-type="string">
            <text:p text:style-name="P9">001</text:p>
          </table:table-cell>
          <table:table-cell table:style-name="Tabla2.C1" office:value-type="string">
            <text:p text:style-name="P9">010</text:p>
          </table:table-cell>
          <table:table-cell table:style-name="Tabla2.C1" office:value-type="string">
            <text:p text:style-name="P9">011</text:p>
          </table:table-cell>
          <table:table-cell table:style-name="Tabla2.C1" office:value-type="string">
            <text:p text:style-name="P9">100</text:p>
          </table:table-cell>
          <table:table-cell table:style-name="Tabla2.G1" office:value-type="string">
            <text:p text:style-name="P9">101</text:p>
          </table:table-cell>
        </table:table-row>
      </table:table>
      <text:p text:style-name="P17"/>
      <text:p text:style-name="P17"/>
      <text:p text:style-name="P17"/>
      <text:p text:style-name="P37"><text:span text:style-name="T4">Solución 2</text:span><text:span text:style-name="T1"> :</text:span> Código de longitud variable en el que los más frecuentes tienen el código más corto. Restricción : ningún código es prefijo de otro.</text:p>
      <text:p text:style-name="P37">( 224000 bits )</text:p>
      <text:p text:style-name="P3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office:value-type="string">
            <text:h text:style-name="P42" text:outline-level="4">Variable</text:h>
          </table:table-cell>
          <table:table-cell table:style-name="Tabla3.B1" office:value-type="string">
            <text:p text:style-name="P9"><text:s text:c="3"/>0 </text:p>
          </table:table-cell>
          <table:table-cell table:style-name="Tabla3.C1" office:value-type="string">
            <text:p text:style-name="P9">101</text:p>
          </table:table-cell>
          <table:table-cell table:style-name="Tabla3.C1" office:value-type="string">
            <text:p text:style-name="P9">100</text:p>
          </table:table-cell>
          <table:table-cell table:style-name="Tabla3.C1" office:value-type="string">
            <text:p text:style-name="P9">111</text:p>
          </table:table-cell>
          <table:table-cell table:style-name="Tabla3.C1" office:value-type="string">
            <text:p text:style-name="P9">1101</text:p>
          </table:table-cell>
          <table:table-cell table:style-name="Tabla3.G1" office:value-type="string">
            <text:p text:style-name="P9">1100</text:p>
          </table:table-cell>
        </table:table-row>
      </table:table>
      <text:p text:style-name="P8"/>
      <text:p text:style-name="P8"/>
      <text:p text:style-name="P8"/>
      <text:p text:style-name="P37">Esta técnica de codificación se denomina <text:span text:style-name="T1">código prefijo</text:span>. </text:p>
      <text:list xml:id="list3887712057" text:style-name="WW8Num9">
        <text:list-item>
          <text:p text:style-name="P43"><text:soft-page-break/><text:span text:style-name="T1">Codificación</text:span> : Basta con concatenar el código de cada uno de los caracteres.</text:p>
        </text:list-item>
      </text:list>
      <text:p text:style-name="P26">Ejemplo : </text:p>
      <text:p text:style-name="P29"><text:span text:style-name="T14">aabacd</text:span><text:span text:style-name="T5"> <text:s/></text:span><text:span text:style-name="T19"></text:span><text:span text:style-name="T7"> 0</text:span><text:span text:style-name="T19"></text:span><text:span text:style-name="T7">0</text:span><text:span text:style-name="T19"></text:span><text:span text:style-name="T7">101</text:span><text:span text:style-name="T19"></text:span><text:span text:style-name="T7">0</text:span><text:span text:style-name="T19"></text:span><text:span text:style-name="T7">100</text:span><text:span text:style-name="T19"></text:span><text:span text:style-name="T7">111</text:span><text:span text:style-name="T19"></text:span><text:span text:style-name="T7"> 001010100111</text:span></text:p>
      <text:p text:style-name="P28"/>
      <text:list xml:id="list170304560314898" text:continue-numbering="true" text:style-name="WW8Num9">
        <text:list-item>
          <text:p text:style-name="P43"><text:span text:style-name="T2">Descodificación</text:span><text:span text:style-name="T22"> : Fácil porque ningún código es prefijo de otro código </text:span><text:span text:style-name="T21"></text:span><text:span text:style-name="T22"> NO hay ambigüedad.</text:span></text:p>
        </text:list-item>
      </text:list>
      <text:p text:style-name="P27">Ejemplo :</text:p>
      <text:p text:style-name="P31"><text:span text:style-name="T7">101011101111011100 </text:span><text:span text:style-name="T19"></text:span><text:span text:style-name="T7"> <text:s/></text:span><text:span text:style-name="T15">badadcf </text:span></text:p>
      <text:p text:style-name="P30">¡ Es la única posibilidad !</text:p>
      <text:p text:style-name="P25"/>
      <text:p text:style-name="P32"><text:span text:style-name="T8">Un árbol binario</text:span><text:span text:style-name="T5"> <text:s/>es una forma de representar el código prefijo que simplifica el proceso de descodificación :</text:span></text:p>
      <text:p text:style-name="P33"/>
      <text:list xml:id="list1281961933" text:style-name="WW8Num25">
        <text:list-item>
          <text:p text:style-name="P48"><text:span text:style-name="T5">las </text:span><text:span text:style-name="T9">hojas</text:span><text:span text:style-name="T5"> son los caracteres,</text:span></text:p>
        </text:list-item>
      </text:list>
      <text:p text:style-name="P50"/>
      <text:list xml:id="list130792024" text:style-name="WW8Num24">
        <text:list-item>
          <text:p text:style-name="P49"><text:span text:style-name="T5">el </text:span><text:span text:style-name="T9">camino</text:span><text:span text:style-name="T5"> de la raíz a la hojas con la interpretación </text:span><text:span text:style-name="T9">0</text:span><text:span text:style-name="T5"> a la izquierda y </text:span><text:span text:style-name="T9">1</text:span><text:span text:style-name="T5"> a la derecha nos da el código de cada hoja.</text:span></text:p>
        </text:list-item>
      </text:list>
      <text:p text:style-name="P5"/>
      <text:p text:style-name="P6"/>
      <text:p text:style-name="P6"/>
      <text:p text:style-name="P6"/>
      <text:p text:style-name="P6"/>
      <text:p text:style-name="P36">Este sería el árbol binario de la codificación de <text:span text:style-name="T1">longitud fija</text:span>:</text:p>
      <text:p text:style-name="P10"><draw:custom-shape text:anchor-type="char" draw:z-index="0" draw:style-name="gr1" draw:text-style-name="P52" svg:width="1.271cm" svg:height="1.017cm" svg:x="7.414cm" svg:y="0.7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" draw:style-name="gr1" draw:text-style-name="P52" svg:width="1.271cm" svg:height="1.017cm" svg:x="4.112cm" svg:y="1.7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" draw:style-name="gr1" draw:text-style-name="P52" svg:width="1.271cm" svg:height="1.017cm" svg:x="12.494cm" svg:y="1.4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3" draw:style-name="gr1" draw:text-style-name="P52" svg:width="1.271cm" svg:height="1.017cm" svg:x="2.08cm" svg:y="3.2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4" draw:style-name="gr1" draw:text-style-name="P52" svg:width="1.271cm" svg:height="1.017cm" svg:x="6.652cm" svg:y="3.5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5" draw:style-name="gr1" draw:text-style-name="P52" svg:width="1.271cm" svg:height="1.017cm" svg:x="10.716cm" svg:y="3.2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char" draw:z-index="6" draw:style-name="gr2" draw:text-style-name="P53" svg:x1="7.414cm" svg:y1="1.217cm" svg:x2="5.382cm" svg:y2="1.979cm"><text:p/></draw:line><draw:line text:anchor-type="char" draw:z-index="7" draw:style-name="gr2" draw:text-style-name="P53" svg:x1="8.684cm" svg:y1="1.217cm" svg:x2="12.494cm" svg:y2="1.725cm"><text:p/></draw:line><draw:line text:anchor-type="char" draw:z-index="8" draw:style-name="gr2" draw:text-style-name="P53" svg:x1="3.096cm" svg:y1="3.249cm" svg:x2="4.112cm" svg:y2="2.487cm"><text:p/></draw:line><draw:line text:anchor-type="char" draw:z-index="9" draw:style-name="gr2" draw:text-style-name="P53" svg:x1="5.382cm" svg:y1="2.487cm" svg:x2="6.906cm" svg:y2="3.503cm"><text:p/></draw:line><draw:line text:anchor-type="char" draw:z-index="10" draw:style-name="gr2" draw:text-style-name="P53" svg:x1="12.748cm" svg:y1="2.487cm" svg:x2="11.732cm" svg:y2="3.249cm"><text:p/></draw:line><draw:frame draw:style-name="fr1" draw:name="Marco23" text:anchor-type="char" svg:x="7.16cm" svg:y="0.709cm" svg:width="2.794cm" svg:height="1.016cm" draw:z-index="11"><draw:text-box><text:p text:style-name="P2">100</text:p></draw:text-box></draw:frame><draw:frame draw:style-name="fr1" draw:name="Marco22" text:anchor-type="char" svg:x="4.112cm" svg:y="1.725cm" svg:width="1.778cm" svg:height="1.016cm" draw:z-index="12"><draw:text-box><text:p text:style-name="P2">86</text:p></draw:text-box></draw:frame><draw:frame draw:style-name="fr1" draw:name="Marco21" text:anchor-type="char" svg:x="12.494cm" svg:y="1.471cm" svg:width="2.286cm" svg:height="1.27cm" draw:z-index="13"><draw:text-box><text:p text:style-name="P2">14</text:p></draw:text-box></draw:frame><draw:frame draw:style-name="fr1" draw:name="Marco20" text:anchor-type="char" svg:x="2.08cm" svg:y="3.249cm" svg:width="1.778cm" svg:height="1.016cm" draw:z-index="14"><draw:text-box><text:p text:style-name="P2">58</text:p></draw:text-box></draw:frame><draw:frame draw:style-name="fr1" draw:name="Marco19" text:anchor-type="char" svg:x="6.646cm" svg:y="3.503cm" svg:width="2.54cm" svg:height="1.016cm" draw:z-index="15"><draw:text-box><text:p text:style-name="P2">28</text:p></draw:text-box></draw:frame><draw:frame draw:style-name="fr1" draw:name="Marco18" text:anchor-type="char" svg:x="10.716cm" svg:y="3.249cm" svg:width="3.81cm" svg:height="1.016cm" draw:z-index="16"><draw:text-box><text:p text:style-name="P2">14</text:p></draw:text-box></draw:frame><draw:frame draw:style-name="fr1" draw:name="Marco17" text:anchor-type="char" svg:x="5.89cm" svg:y="0.709cm" svg:width="1.27cm" svg:height="1.27cm" draw:z-index="17"><draw:text-box><text:p text:style-name="P2">0</text:p></draw:text-box></draw:frame><draw:frame draw:style-name="fr1" draw:name="Marco16" text:anchor-type="char" svg:x="11.478cm" svg:y="1.979cm" svg:width="1.27cm" svg:height="1.27cm" draw:z-index="18"><draw:text-box><text:p text:style-name="P2">0</text:p></draw:text-box></draw:frame><draw:frame draw:style-name="fr1" draw:name="Marco15" text:anchor-type="char" svg:x="10.208cm" svg:y="0.704cm" svg:width="1.778cm" svg:height="1.016cm" draw:z-index="19"><draw:text-box><text:p text:style-name="P2">1</text:p></draw:text-box></draw:frame><draw:frame draw:style-name="fr1" draw:name="Marco14" text:anchor-type="char" svg:x="6.398cm" svg:y="2.233cm" svg:width="1.778cm" svg:height="1.016cm" draw:z-index="20"><draw:text-box><text:p text:style-name="P2">1</text:p></draw:text-box></draw:frame><draw:frame draw:style-name="fr2" draw:name="Marco13" text:anchor-type="char" svg:x="0.009cm" svg:y="5.242cm" svg:width="2.364cm" svg:height="1.094cm" draw:z-index="21"><draw:text-box><text:p text:style-name="Standard"><text:span text:style-name="T16"><text:s/></text:span><text:span text:style-name="T14">a:</text:span><text:span text:style-name="T5">45</text:span></text:p></draw:text-box></draw:frame><draw:frame draw:style-name="fr3" draw:name="Marco12" text:anchor-type="char" svg:x="2.544cm" svg:y="5.237cm" svg:width="2.12cm" svg:height="1.104cm" draw:z-index="22"><draw:text-box><text:p text:style-name="Standard"><text:span text:style-name="T14">b:</text:span><text:span text:style-name="T5">13</text:span><text:span text:style-name="T14"> bb:</text:span><text:span text:style-name="T5">13</text:span></text:p></draw:text-box></draw:frame><draw:frame draw:style-name="fr2" draw:name="Marco11" text:anchor-type="char" svg:x="12.963cm" svg:y="5.242cm" svg:width="2.364cm" svg:height="1.094cm" draw:z-index="23"><draw:text-box><text:p text:style-name="Standard"><text:span text:style-name="T16"><text:s/></text:span><text:span text:style-name="T14">f:</text:span><text:span text:style-name="T5">5</text:span></text:p></draw:text-box></draw:frame><draw:frame draw:style-name="fr2" draw:name="Marco10" text:anchor-type="char" svg:x="4.835cm" svg:y="5.242cm" svg:width="2.364cm" svg:height="1.094cm" draw:z-index="24"><draw:text-box><text:p text:style-name="Standard"><text:span text:style-name="T16"><text:s/></text:span><text:span text:style-name="T14">c:</text:span><text:span text:style-name="T5">12</text:span></text:p></draw:text-box></draw:frame><draw:frame draw:style-name="fr2" draw:name="Marco9" text:anchor-type="char" svg:x="7.629cm" svg:y="5.242cm" svg:width="2.364cm" svg:height="1.094cm" draw:z-index="25"><draw:text-box><text:p text:style-name="Standard"><text:span text:style-name="T16"><text:s/></text:span><text:span text:style-name="T14">d:</text:span><text:span text:style-name="T5">16</text:span></text:p></draw:text-box></draw:frame><draw:frame draw:style-name="fr2" draw:name="Marco8" text:anchor-type="char" svg:x="10.169cm" svg:y="5.242cm" svg:width="2.364cm" svg:height="1.094cm" draw:z-index="26"><draw:text-box><text:p text:style-name="Standard"><text:span text:style-name="T16"><text:s/></text:span><text:span text:style-name="T14">e:</text:span><text:span text:style-name="T5">9</text:span></text:p></draw:text-box></draw:frame><draw:line text:anchor-type="char" draw:z-index="27" draw:style-name="gr2" draw:text-style-name="P53" svg:x1="2.334cm" svg:y1="4.265cm" svg:x2="1.318cm" svg:y2="5.281cm"><text:p/></draw:line><draw:line text:anchor-type="char" draw:z-index="28" draw:style-name="gr2" draw:text-style-name="P53" svg:x1="3.096cm" svg:y1="4.265cm" svg:x2="4.112cm" svg:y2="5.281cm"><text:p/></draw:line><draw:line text:anchor-type="char" draw:z-index="29" draw:style-name="gr2" draw:text-style-name="P53" svg:x1="7.16cm" svg:y1="4.519cm" svg:x2="6.144cm" svg:y2="5.281cm"><text:p/></draw:line><draw:line text:anchor-type="char" draw:z-index="30" draw:style-name="gr2" draw:text-style-name="P53" svg:x1="7.668cm" svg:y1="4.519cm" svg:x2="8.684cm" svg:y2="5.281cm"><text:p/></draw:line><draw:line text:anchor-type="char" draw:z-index="31" draw:style-name="gr2" draw:text-style-name="P53" svg:x1="11.224cm" svg:y1="4.265cm" svg:x2="10.462cm" svg:y2="5.281cm"><text:p/></draw:line><draw:line text:anchor-type="char" draw:z-index="32" draw:style-name="gr2" draw:text-style-name="P53" svg:x1="11.478cm" svg:y1="4.265cm" svg:x2="14.018cm" svg:y2="5.281cm"><text:p/></draw:line><draw:frame draw:style-name="fr1" draw:name="Marco7" text:anchor-type="char" svg:x="5.89cm" svg:y="4.265cm" svg:width="1.27cm" svg:height="1.27cm" draw:z-index="33"><draw:text-box><text:p text:style-name="P2">0</text:p></draw:text-box></draw:frame><draw:frame draw:style-name="fr1" draw:name="Marco6" text:anchor-type="char" svg:x="10.208cm" svg:y="4.011cm" svg:width="1.27cm" svg:height="1.27cm" draw:z-index="34"><draw:text-box><text:p text:style-name="P2">0</text:p></draw:text-box></draw:frame><draw:frame draw:style-name="fr1" draw:name="Marco5" text:anchor-type="char" svg:x="2.842cm" svg:y="2.233cm" svg:width="1.27cm" svg:height="1.27cm" draw:z-index="35"><draw:text-box><text:p text:style-name="P2">0</text:p></draw:text-box></draw:frame><draw:frame draw:style-name="fr1" draw:name="Marco4" text:anchor-type="char" svg:x="1.064cm" svg:y="4.265cm" svg:width="1.27cm" svg:height="1.27cm" draw:z-index="36"><draw:text-box><text:p text:style-name="P2">0</text:p></draw:text-box></draw:frame><draw:frame draw:style-name="fr1" draw:name="Marco3" text:anchor-type="char" svg:x="3.604cm" svg:y="4.265cm" svg:width="1.778cm" svg:height="1.016cm" draw:z-index="37"><draw:text-box><text:p text:style-name="P2">1</text:p></draw:text-box></draw:frame><draw:frame draw:style-name="fr1" draw:name="Marco2" text:anchor-type="char" svg:x="8.176cm" svg:y="4.265cm" svg:width="1.778cm" svg:height="1.016cm" draw:z-index="38"><draw:text-box><text:p text:style-name="P2">1</text:p></draw:text-box></draw:frame><draw:frame draw:style-name="fr1" draw:name="Marco1" text:anchor-type="char" svg:x="12.494cm" svg:y="4.011cm" svg:width="2.032cm" svg:height="1.016cm" draw:z-index="39"><draw:text-box><text:p text:style-name="P2">1</text:p></draw:text-box></draw:frame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36">Y éste el de la codificación de <text:span text:style-name="T1">longitud variable</text:span> :</text:p>
      <text:p text:style-name="P10"/>
      <text:p text:style-name="P10"><draw:custom-shape text:anchor-type="char" draw:z-index="40" draw:style-name="gr1" draw:text-style-name="P52" svg:width="1.271cm" svg:height="1.017cm" svg:x="3.096cm" svg:y="0.0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41" draw:style-name="gr1" draw:text-style-name="P52" svg:width="1.271cm" svg:height="1.017cm" svg:x="8.684cm" svg:y="1.5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42" draw:style-name="gr1" draw:text-style-name="P52" svg:width="1.271cm" svg:height="1.017cm" svg:x="5.382cm" svg:y="3.3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43" draw:style-name="gr1" draw:text-style-name="P52" svg:width="1.271cm" svg:height="1.017cm" svg:x="11.224cm" svg:y="3.3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44" draw:style-name="gr1" draw:text-style-name="P52" svg:width="1.271cm" svg:height="1.017cm" svg:x="8.684cm" svg:y="5.9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char" draw:z-index="45" draw:style-name="gr2" draw:text-style-name="P53" svg:x1="4.366cm" svg:y1="0.572cm" svg:x2="8.684cm" svg:y2="1.842cm"><text:p/></draw:line><draw:line text:anchor-type="char" draw:z-index="46" draw:style-name="gr2" draw:text-style-name="P53" svg:x1="8.938cm" svg:y1="2.35cm" svg:x2="6.398cm" svg:y2="3.366cm"><text:p/></draw:line><draw:line text:anchor-type="char" draw:z-index="47" draw:style-name="gr2" draw:text-style-name="P53" svg:x1="9.954cm" svg:y1="2.35cm" svg:x2="11.732cm" svg:y2="3.366cm"><text:p/></draw:line><draw:frame draw:style-name="fr2" draw:name="Marco43" text:anchor-type="char" svg:x="0.009cm" svg:y="1.803cm" svg:width="2.364cm" svg:height="1.094cm" draw:z-index="49"><draw:text-box><text:p text:style-name="Standard"><text:span text:style-name="T16"><text:s/></text:span><text:span text:style-name="T14">a:</text:span><text:span text:style-name="T5">45</text:span></text:p></draw:text-box></draw:frame><draw:frame draw:style-name="fr3" draw:name="Marco42" text:anchor-type="char" svg:x="5.846cm" svg:y="5.861cm" svg:width="2.12cm" svg:height="1.104cm" draw:z-index="50"><draw:text-box><text:p text:style-name="Standard"><text:span text:style-name="T14">b:</text:span><text:span text:style-name="T5">13</text:span><text:span text:style-name="T14"> bb:</text:span><text:span text:style-name="T5">13</text:span></text:p></draw:text-box></draw:frame><draw:frame draw:style-name="fr2" draw:name="Marco41" text:anchor-type="char" svg:x="2.041cm" svg:y="5.867cm" svg:width="2.364cm" svg:height="1.094cm" draw:z-index="51"><draw:text-box><text:p text:style-name="Standard"><text:span text:style-name="T16"><text:s/></text:span><text:span text:style-name="T14">c:</text:span><text:span text:style-name="T5">12</text:span></text:p></draw:text-box></draw:frame><draw:frame draw:style-name="fr2" draw:name="Marco40" text:anchor-type="char" svg:x="12.963cm" svg:y="5.867cm" svg:width="2.364cm" svg:height="1.094cm" draw:z-index="52"><draw:text-box><text:p text:style-name="Standard"><text:span text:style-name="T16"><text:s/></text:span><text:span text:style-name="T14">d:</text:span><text:span text:style-name="T5">16</text:span></text:p></draw:text-box></draw:frame><draw:frame draw:style-name="fr2" draw:name="Marco39" text:anchor-type="char" svg:x="9.915cm" svg:y="8.661cm" svg:width="2.364cm" svg:height="1.094cm" draw:z-index="53"><draw:text-box><text:p text:style-name="Standard"><text:span text:style-name="T16"><text:s/></text:span><text:span text:style-name="T14">e:</text:span><text:span text:style-name="T5">9</text:span></text:p></draw:text-box></draw:frame><draw:frame draw:style-name="fr2" draw:name="Marco38" text:anchor-type="char" svg:x="5.851cm" svg:y="8.661cm" svg:width="2.364cm" svg:height="1.094cm" draw:z-index="54"><draw:text-box><text:p text:style-name="Standard"><text:span text:style-name="T16"><text:s/></text:span><text:span text:style-name="T14">f:</text:span><text:span text:style-name="T5">5</text:span></text:p></draw:text-box></draw:frame><draw:line text:anchor-type="char" draw:z-index="55" draw:style-name="gr2" draw:text-style-name="P53" svg:x1="3.096cm" svg:y1="0.826cm" svg:x2="0.81cm" svg:y2="1.842cm"><text:p/></draw:line><draw:line text:anchor-type="char" draw:z-index="56" draw:style-name="gr2" draw:text-style-name="P53" svg:x1="5.636cm" svg:y1="4.128cm" svg:x2="2.842cm" svg:y2="5.906cm"><text:p/></draw:line><draw:line text:anchor-type="char" draw:z-index="57" draw:style-name="gr2" draw:text-style-name="P53" svg:x1="6.144cm" svg:y1="4.382cm" svg:x2="7.16cm" svg:y2="5.906cm"><text:p/></draw:line><draw:line text:anchor-type="char" draw:z-index="58" draw:style-name="gr2" draw:text-style-name="P53" svg:x1="8.938cm" svg:y1="6.922cm" svg:x2="7.16cm" svg:y2="8.7cm"><text:p/></draw:line><draw:line text:anchor-type="char" draw:z-index="59" draw:style-name="gr2" draw:text-style-name="P53" svg:x1="9.7cm" svg:y1="6.668cm" svg:x2="11.478cm" svg:y2="8.7cm"><text:p/></draw:line><draw:line text:anchor-type="char" draw:z-index="60" draw:style-name="gr2" draw:text-style-name="P53" svg:x1="12.24cm" svg:y1="4.128cm" svg:x2="14.272cm" svg:y2="5.906cm"><text:p/></draw:line><draw:frame draw:style-name="fr1" draw:name="Marco37" text:anchor-type="char" svg:x="1.826cm" svg:y="0.318cm" svg:width="1.27cm" svg:height="1.27cm" draw:z-index="61"><draw:text-box><text:p text:style-name="P2">0</text:p></draw:text-box></draw:frame><draw:frame draw:style-name="fr1" draw:name="Marco36" text:anchor-type="char" svg:x="6.906cm" svg:y="2.096cm" svg:width="1.27cm" svg:height="1.27cm" draw:z-index="62"><draw:text-box><text:p text:style-name="P2">0</text:p></draw:text-box></draw:frame><draw:frame draw:style-name="fr1" draw:name="Marco35" text:anchor-type="char" svg:x="3.35cm" svg:y="4.382cm" svg:width="1.27cm" svg:height="1.27cm" draw:z-index="63"><draw:text-box><text:p text:style-name="P2">0</text:p></draw:text-box></draw:frame><draw:frame draw:style-name="fr1" draw:name="Marco34" text:anchor-type="char" svg:x="7.414cm" svg:y="7.176cm" svg:width="1.101cm" svg:height="1.27cm" draw:z-index="64"><draw:text-box><text:p text:style-name="P2">0</text:p></draw:text-box></draw:frame><draw:frame draw:style-name="fr1" draw:name="Marco33" text:anchor-type="char" svg:x="6.652cm" svg:y="0.318cm" svg:width="1.778cm" svg:height="1.016cm" draw:z-index="66"><draw:text-box><text:p text:style-name="P2">1</text:p></draw:text-box></draw:frame><draw:frame draw:style-name="fr1" draw:name="Marco32" text:anchor-type="char" svg:x="6.652cm" svg:y="4.382cm" svg:width="1.524cm" svg:height="1.016cm" draw:z-index="67"><draw:text-box><text:p text:style-name="P2">1</text:p></draw:text-box></draw:frame><draw:frame draw:style-name="fr1" draw:name="Marco31" text:anchor-type="char" svg:x="10.716cm" svg:y="7.176cm" svg:width="1.778cm" svg:height="1.016cm" draw:z-index="68"><draw:text-box><text:p text:style-name="P2">1</text:p></draw:text-box></draw:frame><draw:frame draw:style-name="fr1" draw:name="Marco30" text:anchor-type="char" svg:x="13.256cm" svg:y="4.382cm" svg:width="1.778cm" svg:height="1.016cm" draw:z-index="69"><draw:text-box><text:p text:style-name="P2">1</text:p></draw:text-box></draw:frame><draw:frame draw:style-name="fr1" draw:name="Marco29" text:anchor-type="char" svg:x="2.842cm" svg:y="0.064cm" svg:width="2.032cm" svg:height="1.016cm" draw:z-index="70"><draw:text-box><text:p text:style-name="P3">100</text:p></draw:text-box></draw:frame><draw:frame draw:style-name="fr1" draw:name="Marco28" text:anchor-type="char" svg:x="8.684cm" svg:y="1.588cm" svg:width="2.032cm" svg:height="1.016cm" draw:z-index="71"><draw:text-box><text:p text:style-name="P3">55</text:p></draw:text-box></draw:frame><draw:frame draw:style-name="fr1" draw:name="Marco27" text:anchor-type="char" svg:x="5.382cm" svg:y="3.366cm" svg:width="1.778cm" svg:height="1.016cm" draw:z-index="72"><draw:text-box><text:p text:style-name="P3">25</text:p></draw:text-box></draw:frame><draw:frame draw:style-name="fr1" draw:name="Marco26" text:anchor-type="char" svg:x="11.224cm" svg:y="3.366cm" svg:width="2.286cm" svg:height="1.016cm" draw:z-index="73"><draw:text-box><text:p text:style-name="P3">30</text:p></draw:text-box></draw:frame><draw:frame draw:style-name="fr1" draw:name="Marco25" text:anchor-type="char" svg:x="8.684cm" svg:y="5.906cm" svg:width="1.778cm" svg:height="1.016cm" draw:z-index="74"><draw:text-box><text:p text:style-name="P3">14</text:p></draw:text-box></draw:frame><draw:frame draw:style-name="fr1" draw:name="Marco24" text:anchor-type="char" svg:x="10.716cm" svg:y="2.096cm" svg:width="1.778cm" svg:height="1.016cm" draw:z-index="75"><draw:text-box><text:p text:style-name="P2">1</text:p></draw:text-box></draw:frame></text:p>
      <text:p text:style-name="P10"/>
      <text:p text:style-name="P10"/>
      <text:p text:style-name="P10"/>
      <text:p text:style-name="P10"/>
      <text:p text:style-name="P10"><draw:line text:anchor-type="char" draw:z-index="48" draw:style-name="gr2" draw:text-style-name="P53" svg:x1="11.478cm" svg:y1="0.275cm" svg:x2="9.7cm" svg:y2="2.102cm"><text:p/></draw:line><draw:frame draw:style-name="fr1" draw:name="Marco44" text:anchor-type="char" svg:x="9.954cm" svg:y="0.275cm" svg:width="1.27cm" svg:height="1.27cm" draw:z-index="65"><draw:text-box><text:p text:style-name="P2">0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8"><text:span text:style-name="T25">Fijaros que se empieza por las frecuencias más bajas y tenemos en cuenta que va 0 a la izq. y 1 a la derecha, voy uniendo estos elementos (orden ascendente) y sumando sus frecuencias; así sucesivamente hasta llegar a raíz que veréis es la suma de todas las frecuencias. Una vez obtenido el árbol, sigo la trayectoria de cada elemento viendo si hay 0 y 1 que me darán el código…. Espero quede más explicado.</text:span></text:p>
      <text:p text:style-name="P38"/>
      <text:p text:style-name="P38"/>
      <text:p text:style-name="P38"/>
      <text:p text:style-name="P36">Dado <text:span text:style-name="T1">T </text:span>el árbol binario que corresponde a una codificación prefijo, es fácil averiguar el número de bits necesarios para codificar el fichero : </text:p>
      <text:p text:style-name="P36">Para cada carácter <text:span text:style-name="T3">c</text:span> diferente del alfabeto <text:span text:style-name="T3">C</text:span> que aparece en el fichero, </text:p>
      <text:list xml:id="list170304236333096" text:continue-list="list170304560314898" text:style-name="WW8Num9">
        <text:list-item>
          <text:p text:style-name="P44">sea <text:span text:style-name="T3">f(c)</text:span> la frecuencia de <text:span text:style-name="T3">c</text:span> en la entrada,</text:p>
        </text:list-item>
        <text:list-item>
          <text:p text:style-name="P44"><text:soft-page-break/>sea <text:span text:style-name="T3">d</text:span><text:span text:style-name="T23">T</text:span><text:span text:style-name="T3">(c)</text:span>la profundidad de la hoja <text:span text:style-name="T3">c</text:span> en el árbol T, entonces el número de bits requeridos es :</text:p>
        </text:list-item>
      </text:list>
      <text:p text:style-name="P6"/>
      <text:p text:style-name="P29"><text:span text:style-name="T6">B(T)</text:span><text:span text:style-name="T10"> = </text:span><text:span text:style-name="T19"></text:span><text:span text:style-name="T11"> <text:s/>f(c)</text:span><text:span text:style-name="T20"></text:span><text:span text:style-name="T11"> d</text:span><text:span text:style-name="T24">T</text:span><text:span text:style-name="T11">(c)</text:span></text:p>
      <text:p text:style-name="P34"><text:span text:style-name="T12"><text:s text:c="9"/></text:span><text:span text:style-name="T11">c</text:span><text:span text:style-name="T20"></text:span><text:span text:style-name="T11"> C</text:span></text:p>
      <text:p text:style-name="P35">B(T) nos da el coste de T.</text:p>
      <text:p text:style-name="P35"/>
      <text:h text:style-name="P51" text:outline-level="5">Algoritmo Greedy</text:h>
      <text:p text:style-name="P35">Huffman inventó un algoritmo voraz que construye una codificación prefijo óptima. </text:p>
      <text:list xml:id="list170305243305454" text:continue-numbering="true" text:style-name="WW8Num9">
        <text:list-item>
          <text:p text:style-name="P45">Construye un árbol binario de códigos de longitud variable de manera ascendente de modo que [<text:span text:style-name="T3">MIN</text:span>] B(T).</text:p>
        </text:list-item>
      </text:list>
      <text:p text:style-name="P4"/>
      <text:h text:style-name="P47" text:outline-level="7">Ejemplo de funcionamiento</text:h>
      <text:p text:style-name="P35"><text:span text:style-name="T1">Fase 1.</text:span> : Caracteres colocados en orden creciente de frecuencia.</text:p>
      <text:p text:style-name="P12"><draw:g text:anchor-type="char" draw:z-index="76" draw:style-name="gr3"><draw:frame draw:style-name="gr4" draw:text-style-name="P52" svg:width="2.033cm" svg:height="1.017cm" svg:x="0.302cm" svg:y="0.697cm"><draw:text-box><text:p text:style-name="P54"><text:span text:style-name="T26">f</text:span><text:span text:style-name="T27">:5</text:span></text:p></draw:text-box></draw:frame><draw:frame draw:style-name="gr4" draw:text-style-name="P52" svg:width="2.033cm" svg:height="1.017cm" svg:x="2.588cm" svg:y="0.697cm"><draw:text-box><text:p text:style-name="P54"><text:span text:style-name="T26">e</text:span><text:span text:style-name="T27">:9</text:span></text:p></draw:text-box></draw:frame><draw:frame draw:style-name="gr4" draw:text-style-name="P52" svg:width="2.033cm" svg:height="1.017cm" svg:x="5.128cm" svg:y="0.697cm"><draw:text-box><text:p text:style-name="P54"><text:span text:style-name="T26">c</text:span><text:span text:style-name="T27">:12</text:span></text:p></draw:text-box></draw:frame><draw:frame draw:style-name="gr4" draw:text-style-name="P52" svg:width="2.033cm" svg:height="1.017cm" svg:x="7.668cm" svg:y="0.697cm"><draw:text-box><text:p text:style-name="P54"><text:span text:style-name="T26">b</text:span><text:span text:style-name="T27">:13</text:span></text:p></draw:text-box></draw:frame><draw:frame draw:style-name="gr4" draw:text-style-name="P52" svg:width="2.033cm" svg:height="1.017cm" svg:x="10.208cm" svg:y="0.697cm"><draw:text-box><text:p text:style-name="P54"><text:span text:style-name="T26">d</text:span><text:span text:style-name="T27">:16</text:span></text:p></draw:text-box></draw:frame><draw:frame draw:style-name="gr4" draw:text-style-name="P52" svg:width="2.033cm" svg:height="1.017cm" svg:x="12.748cm" svg:y="0.697cm"><draw:text-box><text:p text:style-name="P54"><text:span text:style-name="T26">a</text:span><text:span text:style-name="T27">:45</text:span></text:p></draw:text-box></draw:frame></draw:g></text:p>
      <text:p text:style-name="P13"/>
      <text:p text:style-name="P13"/>
      <text:p text:style-name="P35"><text:span text:style-name="T1">Fase 2. y posteriores</text:span> : Fusionar hasta obtener un sólo árbol manteniendo la ordenación creciente.</text:p>
      <text:p text:style-name="P4"/>
      <text:p text:style-name="P11"><draw:g text:anchor-type="char" draw:z-index="81" draw:style-name="gr3"><draw:custom-shape draw:style-name="gr5" draw:text-style-name="P52" svg:width="1.525cm" svg:height="1.017cm" svg:x="5.128cm" svg:y="0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55" svg:width="2.033cm" svg:height="1.017cm" svg:x="5.128cm" svg:y="0.344cm"><draw:text-box><text:p text:style-name="P54"><text:span text:style-name="T27">14</text:span></text:p></draw:text-box></draw:frame><draw:line draw:style-name="gr7" draw:text-style-name="P53" svg:x1="5.636cm" svg:y1="1.36cm" svg:x2="4.112cm" svg:y2="2.63cm"><text:p/></draw:line><draw:line draw:style-name="gr7" draw:text-style-name="P53" svg:x1="6.144cm" svg:y1="1.36cm" svg:x2="7.414cm" svg:y2="2.884cm"><text:p/></draw:line><draw:frame draw:style-name="gr4" draw:text-style-name="P52" svg:width="2.033cm" svg:height="1.017cm" svg:x="3.35cm" svg:y="2.63cm"><draw:text-box><text:p text:style-name="P54"><text:span text:style-name="T26">f</text:span><text:span text:style-name="T27">:5</text:span></text:p></draw:text-box></draw:frame><draw:frame draw:style-name="gr4" draw:text-style-name="P52" svg:width="2.033cm" svg:height="1.017cm" svg:x="6.144cm" svg:y="2.63cm"><draw:text-box><text:p text:style-name="P54"><text:span text:style-name="T26">e</text:span><text:span text:style-name="T27">:9</text:span></text:p></draw:text-box></draw:frame><draw:frame draw:style-name="gr6" draw:text-style-name="P55" svg:width="1.017cm" svg:height="1.271cm" svg:x="4.112cm" svg:y="1.36cm"><draw:text-box><text:p text:style-name="P54"><text:span text:style-name="T27">0</text:span></text:p></draw:text-box></draw:frame><draw:frame draw:style-name="gr6" draw:text-style-name="P55" svg:width="1.017cm" svg:height="1.017cm" svg:x="6.652cm" svg:y="1.36cm"><draw:text-box><text:p text:style-name="P54"><text:span text:style-name="T27">1</text:span></text:p></draw:text-box></draw:frame></draw:g></text:p>
      <text:p text:style-name="P14"><draw:frame draw:style-name="fr4" draw:name="Marco48" text:anchor-type="char" svg:x="0.021cm" svg:y="-0.494cm" svg:width="2.085cm" svg:height="1.069cm" draw:z-index="77"><draw:text-box><text:p text:style-name="Standard"><text:span text:style-name="T17">c</text:span><text:span text:style-name="T13">:12</text:span></text:p></draw:text-box></draw:frame><draw:frame draw:style-name="fr4" draw:name="Marco47" text:anchor-type="char" svg:x="2.307cm" svg:y="-0.494cm" svg:width="2.085cm" svg:height="1.069cm" draw:z-index="78"><draw:text-box><text:p text:style-name="Standard"><text:span text:style-name="T17">b</text:span><text:span text:style-name="T13">:13</text:span></text:p></draw:text-box></draw:frame><draw:frame draw:style-name="fr4" draw:name="Marco46" text:anchor-type="char" svg:x="8.657cm" svg:y="-0.494cm" svg:width="2.085cm" svg:height="1.069cm" draw:z-index="79"><draw:text-box><text:p text:style-name="Standard"><text:span text:style-name="T17">d</text:span><text:span text:style-name="T13">:16</text:span></text:p></draw:text-box></draw:frame><draw:frame draw:style-name="fr4" draw:name="Marco45" text:anchor-type="char" svg:x="11.197cm" svg:y="-0.494cm" svg:width="2.085cm" svg:height="1.069cm" draw:z-index="80"><draw:text-box><text:p text:style-name="Standard"><text:span text:style-name="T17">a</text:span><text:span text:style-name="T13">:45</text:span></text:p></draw:text-box></draw:frame> <text:s text:c="45"/></text:p>
      <text:p text:style-name="P4"/>
      <text:p text:style-name="P18"/>
      <text:p text:style-name="P4"/>
      <text:p text:style-name="P11"><draw:g text:anchor-type="char" draw:z-index="82" draw:style-name="gr3"><draw:g draw:style-name="gr8"><draw:custom-shape draw:style-name="gr5" draw:text-style-name="P52" svg:width="1.525cm" svg:height="1.017cm" svg:x="1.572cm" svg:y="0.4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55" svg:width="2.033cm" svg:height="1.017cm" svg:x="1.572cm" svg:y="0.457cm"><draw:text-box><text:p text:style-name="P54"><text:span text:style-name="T27">14</text:span></text:p></draw:text-box></draw:frame><draw:line draw:style-name="gr7" draw:text-style-name="P53" svg:x1="2.08cm" svg:y1="1.473cm" svg:x2="0.556cm" svg:y2="2.743cm"><text:p/></draw:line><draw:line draw:style-name="gr7" draw:text-style-name="P53" svg:x1="2.588cm" svg:y1="1.473cm" svg:x2="3.858cm" svg:y2="2.997cm"><text:p/></draw:line><draw:frame draw:style-name="gr4" draw:text-style-name="P52" svg:width="2.033cm" svg:height="1.017cm" svg:x="-0.206cm" svg:y="2.743cm"><draw:text-box><text:p text:style-name="P54"><text:span text:style-name="T26">f</text:span><text:span text:style-name="T27">:5</text:span></text:p></draw:text-box></draw:frame><draw:frame draw:style-name="gr4" draw:text-style-name="P52" svg:width="2.033cm" svg:height="1.017cm" svg:x="2.588cm" svg:y="2.743cm"><draw:text-box><text:p text:style-name="P54"><text:span text:style-name="T26">e</text:span><text:span text:style-name="T27">:9</text:span></text:p></draw:text-box></draw:frame><draw:frame draw:style-name="gr6" draw:text-style-name="P55" svg:width="1.017cm" svg:height="1.271cm" svg:x="0.556cm" svg:y="1.473cm"><draw:text-box><text:p text:style-name="P54"><text:span text:style-name="T27">0</text:span></text:p></draw:text-box></draw:frame><draw:frame draw:style-name="gr6" draw:text-style-name="P55" svg:width="1.017cm" svg:height="1.017cm" svg:x="3.096cm" svg:y="1.473cm"><draw:text-box><text:p text:style-name="P54"><text:span text:style-name="T27">1</text:span></text:p></draw:text-box></draw:frame></draw:g><draw:frame draw:style-name="gr4" draw:text-style-name="P52" svg:width="2.033cm" svg:height="1.017cm" svg:x="4.366cm" svg:y="0.457cm"><draw:text-box><text:p text:style-name="P54"><text:span text:style-name="T26">d</text:span><text:span text:style-name="T27">:16</text:span></text:p></draw:text-box></draw:frame><draw:frame draw:style-name="gr4" draw:text-style-name="P52" svg:width="2.033cm" svg:height="1.017cm" svg:x="11.732cm" svg:y="0.457cm"><draw:text-box><text:p text:style-name="P54"><text:span text:style-name="T26">a</text:span><text:span text:style-name="T27">:45</text:span></text:p></draw:text-box></draw:frame><draw:g draw:style-name="gr8"><draw:custom-shape draw:style-name="gr5" draw:text-style-name="P52" svg:width="1.525cm" svg:height="1.017cm" svg:x="8.938cm" svg:y="0.4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55" svg:width="1.779cm" svg:height="1.017cm" svg:x="8.938cm" svg:y="0.457cm"><draw:text-box><text:p text:style-name="P54"><text:span text:style-name="T27">25</text:span></text:p></draw:text-box></draw:frame><draw:frame draw:style-name="gr4" draw:text-style-name="P52" svg:width="2.033cm" svg:height="1.017cm" svg:x="6.398cm" svg:y="2.743cm"><draw:text-box><text:p text:style-name="P54"><text:span text:style-name="T26">c</text:span><text:span text:style-name="T27">:12</text:span></text:p></draw:text-box></draw:frame><draw:frame draw:style-name="gr4" draw:text-style-name="P52" svg:width="2.033cm" svg:height="1.017cm" svg:x="9.7cm" svg:y="2.743cm"><draw:text-box><text:p text:style-name="P54"><text:span text:style-name="T26">b</text:span><text:span text:style-name="T27">:13</text:span></text:p></draw:text-box></draw:frame><draw:line draw:style-name="gr7" draw:text-style-name="P53" svg:x1="7.414cm" svg:y1="2.743cm" svg:x2="9.446cm" svg:y2="1.473cm"><text:p/></draw:line><draw:line draw:style-name="gr7" draw:text-style-name="P53" svg:x1="9.954cm" svg:y1="1.473cm" svg:x2="11.224cm" svg:y2="2.743cm"><text:p/></draw:line><draw:frame draw:style-name="gr6" draw:text-style-name="P55" svg:width="1.017cm" svg:height="1.271cm" svg:x="7.668cm" svg:y="1.473cm"><draw:text-box><text:p text:style-name="P54"><text:span text:style-name="T27">0</text:span></text:p></draw:text-box></draw:frame><draw:frame draw:style-name="gr6" draw:text-style-name="P55" svg:width="1.017cm" svg:height="1.017cm" svg:x="10.462cm" svg:y="1.473cm"><draw:text-box><text:p text:style-name="P54"><text:span text:style-name="T27">1</text:span></text:p></draw:text-box></draw:frame></draw:g></draw:g></text:p>
      <text:p text:style-name="P4"/>
      <text:p text:style-name="P4"/>
      <text:p text:style-name="P4"/>
      <text:p text:style-name="P4"><text:soft-page-break/></text:p>
      <text:p text:style-name="P4"/>
      <text:p text:style-name="P19"/>
      <text:p text:style-name="P20"/>
      <text:p text:style-name="P21"><draw:g text:anchor-type="char" draw:z-index="83" draw:style-name="gr3"><draw:custom-shape draw:style-name="gr5" draw:text-style-name="P52" svg:width="1.525cm" svg:height="1.017cm" svg:x="2.588cm" svg:y="0.6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55" svg:width="1.779cm" svg:height="1.017cm" svg:x="2.588cm" svg:y="0.677cm"><draw:text-box><text:p text:style-name="P54"><text:span text:style-name="T27">25</text:span></text:p></draw:text-box></draw:frame><draw:frame draw:style-name="gr4" draw:text-style-name="P52" svg:width="2.033cm" svg:height="1.017cm" svg:x="0.048cm" svg:y="2.963cm"><draw:text-box><text:p text:style-name="P54"><text:span text:style-name="T26">c</text:span><text:span text:style-name="T27">:12</text:span></text:p></draw:text-box></draw:frame><draw:frame draw:style-name="gr4" draw:text-style-name="P52" svg:width="2.033cm" svg:height="1.017cm" svg:x="3.35cm" svg:y="2.963cm"><draw:text-box><text:p text:style-name="P54"><text:span text:style-name="T26">b</text:span><text:span text:style-name="T27">:13</text:span></text:p></draw:text-box></draw:frame><draw:line draw:style-name="gr7" draw:text-style-name="P53" svg:x1="1.064cm" svg:y1="2.963cm" svg:x2="3.096cm" svg:y2="1.693cm"><text:p/></draw:line><draw:line draw:style-name="gr7" draw:text-style-name="P53" svg:x1="3.604cm" svg:y1="1.693cm" svg:x2="4.874cm" svg:y2="2.963cm"><text:p/></draw:line><draw:frame draw:style-name="gr6" draw:text-style-name="P55" svg:width="1.017cm" svg:height="1.271cm" svg:x="1.318cm" svg:y="1.693cm"><draw:text-box><text:p text:style-name="P54"><text:span text:style-name="T27">0</text:span></text:p></draw:text-box></draw:frame><draw:frame draw:style-name="gr6" draw:text-style-name="P55" svg:width="1.017cm" svg:height="1.017cm" svg:x="4.112cm" svg:y="1.693cm"><draw:text-box><text:p text:style-name="P54"><text:span text:style-name="T27">1</text:span></text:p></draw:text-box></draw:frame></draw:g><draw:frame draw:style-name="fr4" draw:name="Marco49" text:anchor-type="char" svg:x="11.451cm" svg:y="0.651cm" svg:width="2.085cm" svg:height="1.069cm" draw:z-index="84"><draw:text-box><text:p text:style-name="Standard"><text:span text:style-name="T17">a</text:span><text:span text:style-name="T13">:45</text:span></text:p></draw:text-box></draw:frame><draw:g text:anchor-type="char" draw:z-index="85" draw:style-name="gr3"><draw:custom-shape draw:style-name="gr5" draw:text-style-name="P52" svg:width="1.525cm" svg:height="1.017cm" svg:x="7.414cm" svg:y="0.6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55" svg:width="2.033cm" svg:height="1.271cm" svg:x="7.414cm" svg:y="0.677cm"><draw:text-box><text:p text:style-name="P54"><text:span text:style-name="T27">30</text:span></text:p></draw:text-box></draw:frame><draw:frame draw:style-name="gr4" draw:text-style-name="P52" svg:width="2.033cm" svg:height="1.017cm" svg:x="9.7cm" svg:y="2.963cm"><draw:text-box><text:p text:style-name="P54"><text:span text:style-name="T26">d</text:span><text:span text:style-name="T27">:16</text:span></text:p></draw:text-box></draw:frame><draw:g draw:style-name="gr8"><draw:custom-shape draw:style-name="gr5" draw:text-style-name="P52" svg:width="1.525cm" svg:height="1.017cm" svg:x="6.398cm" svg:y="2.9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55" svg:width="2.033cm" svg:height="1.017cm" svg:x="6.398cm" svg:y="2.963cm"><draw:text-box><text:p text:style-name="P54"><text:span text:style-name="T27">14</text:span></text:p></draw:text-box></draw:frame><draw:line draw:style-name="gr7" draw:text-style-name="P53" svg:x1="6.906cm" svg:y1="3.979cm" svg:x2="5.382cm" svg:y2="5.249cm"><text:p/></draw:line><draw:line draw:style-name="gr7" draw:text-style-name="P53" svg:x1="7.414cm" svg:y1="3.979cm" svg:x2="8.684cm" svg:y2="5.503cm"><text:p/></draw:line><draw:frame draw:style-name="gr4" draw:text-style-name="P52" svg:width="2.033cm" svg:height="1.017cm" svg:x="4.62cm" svg:y="5.249cm"><draw:text-box><text:p text:style-name="P54"><text:span text:style-name="T26">f</text:span><text:span text:style-name="T27">:5</text:span></text:p></draw:text-box></draw:frame><draw:frame draw:style-name="gr4" draw:text-style-name="P52" svg:width="2.033cm" svg:height="1.017cm" svg:x="7.414cm" svg:y="5.249cm"><draw:text-box><text:p text:style-name="P54"><text:span text:style-name="T26">e</text:span><text:span text:style-name="T27">:9</text:span></text:p></draw:text-box></draw:frame><draw:frame draw:style-name="gr6" draw:text-style-name="P55" svg:width="1.017cm" svg:height="1.271cm" svg:x="5.382cm" svg:y="3.979cm"><draw:text-box><text:p text:style-name="P54"><text:span text:style-name="T27">0</text:span></text:p></draw:text-box></draw:frame><draw:frame draw:style-name="gr6" draw:text-style-name="P55" svg:width="1.017cm" svg:height="1.017cm" svg:x="7.922cm" svg:y="3.979cm"><draw:text-box><text:p text:style-name="P54"><text:span text:style-name="T27">1</text:span></text:p></draw:text-box></draw:frame></draw:g><draw:line draw:style-name="gr7" draw:text-style-name="P53" svg:x1="7.16cm" svg:y1="2.963cm" svg:x2="7.922cm" svg:y2="1.693cm"><text:p/></draw:line><draw:line draw:style-name="gr7" draw:text-style-name="P53" svg:x1="8.43cm" svg:y1="1.693cm" svg:x2="10.462cm" svg:y2="2.963cm"><text:p/></draw:line><draw:frame draw:style-name="gr6" draw:text-style-name="P55" svg:width="1.017cm" svg:height="1.271cm" svg:x="6.906cm" svg:y="1.693cm"><draw:text-box><text:p text:style-name="P54"><text:span text:style-name="T27">0</text:span></text:p></draw:text-box></draw:frame><draw:frame draw:style-name="gr6" draw:text-style-name="P55" svg:width="1.017cm" svg:height="1.017cm" svg:x="9.446cm" svg:y="1.693cm"><draw:text-box><text:p text:style-name="P54"><text:span text:style-name="T27">1</text:span></text:p></draw:text-box></draw:frame></draw:g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"/>
      <text:p text:style-name="P4"/>
      <text:p text:style-name="P4"/>
      <text:p text:style-name="P4"/>
      <text:p text:style-name="P22"/>
      <text:p text:style-name="P22"/>
      <text:p text:style-name="P24"><draw:g text:anchor-type="char" draw:z-index="86" draw:style-name="gr3"><draw:g draw:style-name="gr8"><draw:custom-shape draw:style-name="gr5" draw:text-style-name="P52" svg:width="1.525cm" svg:height="1.017cm" svg:x="9.954cm" svg:y="1.0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55" svg:width="2.033cm" svg:height="1.271cm" svg:x="9.954cm" svg:y="1.057cm"><draw:text-box><text:p text:style-name="P54"><text:span text:style-name="T27">30</text:span></text:p></draw:text-box></draw:frame><draw:frame draw:style-name="gr4" draw:text-style-name="P52" svg:width="2.033cm" svg:height="1.017cm" svg:x="12.24cm" svg:y="3.343cm"><draw:text-box><text:p text:style-name="P54"><text:span text:style-name="T26">d</text:span><text:span text:style-name="T27">:16</text:span></text:p></draw:text-box></draw:frame><draw:g draw:style-name="gr8"><draw:custom-shape draw:style-name="gr5" draw:text-style-name="P52" svg:width="1.525cm" svg:height="1.017cm" svg:x="8.938cm" svg:y="3.3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55" svg:width="2.033cm" svg:height="1.017cm" svg:x="8.938cm" svg:y="3.343cm"><draw:text-box><text:p text:style-name="P54"><text:span text:style-name="T27">14</text:span></text:p></draw:text-box></draw:frame><draw:line draw:style-name="gr7" draw:text-style-name="P53" svg:x1="9.446cm" svg:y1="4.359cm" svg:x2="7.922cm" svg:y2="5.629cm"><text:p/></draw:line><draw:line draw:style-name="gr7" draw:text-style-name="P53" svg:x1="9.954cm" svg:y1="4.359cm" svg:x2="11.224cm" svg:y2="5.883cm"><text:p/></draw:line><draw:frame draw:style-name="gr4" draw:text-style-name="P52" svg:width="2.033cm" svg:height="1.017cm" svg:x="7.16cm" svg:y="5.629cm"><draw:text-box><text:p text:style-name="P54"><text:span text:style-name="T26">f</text:span><text:span text:style-name="T27">:5</text:span></text:p></draw:text-box></draw:frame><draw:frame draw:style-name="gr4" draw:text-style-name="P52" svg:width="2.033cm" svg:height="1.017cm" svg:x="9.954cm" svg:y="5.629cm"><draw:text-box><text:p text:style-name="P54"><text:span text:style-name="T26">e</text:span><text:span text:style-name="T27">:9</text:span></text:p></draw:text-box></draw:frame><draw:frame draw:style-name="gr6" draw:text-style-name="P55" svg:width="1.017cm" svg:height="1.271cm" svg:x="7.922cm" svg:y="4.359cm"><draw:text-box><text:p text:style-name="P54"><text:span text:style-name="T27">0</text:span></text:p></draw:text-box></draw:frame><draw:frame draw:style-name="gr6" draw:text-style-name="P55" svg:width="1.017cm" svg:height="1.017cm" svg:x="10.462cm" svg:y="4.359cm"><draw:text-box><text:p text:style-name="P54"><text:span text:style-name="T27">1</text:span></text:p></draw:text-box></draw:frame></draw:g><draw:line draw:style-name="gr7" draw:text-style-name="P53" svg:x1="9.7cm" svg:y1="3.343cm" svg:x2="10.462cm" svg:y2="2.073cm"><text:p/></draw:line><draw:line draw:style-name="gr7" draw:text-style-name="P53" svg:x1="10.97cm" svg:y1="2.073cm" svg:x2="13.002cm" svg:y2="3.343cm"><text:p/></draw:line><draw:frame draw:style-name="gr6" draw:text-style-name="P55" svg:width="1.017cm" svg:height="1.271cm" svg:x="9.446cm" svg:y="2.073cm"><draw:text-box><text:p text:style-name="P54"><text:span text:style-name="T27">0</text:span></text:p></draw:text-box></draw:frame><draw:frame draw:style-name="gr6" draw:text-style-name="P55" svg:width="1.017cm" svg:height="1.017cm" svg:x="11.986cm" svg:y="2.073cm"><draw:text-box><text:p text:style-name="P54"><text:span text:style-name="T27">1</text:span></text:p></draw:text-box></draw:frame></draw:g><draw:g draw:style-name="gr8"><draw:custom-shape draw:style-name="gr5" draw:text-style-name="P52" svg:width="1.525cm" svg:height="1.017cm" svg:x="4.62cm" svg:y="1.0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55" svg:width="1.779cm" svg:height="1.017cm" svg:x="4.62cm" svg:y="1.057cm"><draw:text-box><text:p text:style-name="P54"><text:span text:style-name="T27">25</text:span></text:p></draw:text-box></draw:frame><draw:frame draw:style-name="gr4" draw:text-style-name="P52" svg:width="2.033cm" svg:height="1.017cm" svg:x="2.08cm" svg:y="3.343cm"><draw:text-box><text:p text:style-name="P54"><text:span text:style-name="T26">c</text:span><text:span text:style-name="T27">:12</text:span></text:p></draw:text-box></draw:frame><draw:frame draw:style-name="gr4" draw:text-style-name="P52" svg:width="2.033cm" svg:height="1.017cm" svg:x="5.382cm" svg:y="3.343cm"><draw:text-box><text:p text:style-name="P54"><text:span text:style-name="T26">b</text:span><text:span text:style-name="T27">:13</text:span></text:p></draw:text-box></draw:frame><draw:line draw:style-name="gr7" draw:text-style-name="P53" svg:x1="3.096cm" svg:y1="3.343cm" svg:x2="5.128cm" svg:y2="2.073cm"><text:p/></draw:line><draw:line draw:style-name="gr7" draw:text-style-name="P53" svg:x1="5.636cm" svg:y1="2.073cm" svg:x2="6.906cm" svg:y2="3.343cm"><text:p/></draw:line><draw:frame draw:style-name="gr6" draw:text-style-name="P55" svg:width="1.017cm" svg:height="1.271cm" svg:x="3.35cm" svg:y="2.073cm"><draw:text-box><text:p text:style-name="P54"><text:span text:style-name="T27">0</text:span></text:p></draw:text-box></draw:frame><draw:frame draw:style-name="gr6" draw:text-style-name="P55" svg:width="1.017cm" svg:height="1.017cm" svg:x="6.144cm" svg:y="2.073cm"><draw:text-box><text:p text:style-name="P54"><text:span text:style-name="T27">1</text:span></text:p></draw:text-box></draw:frame></draw:g><draw:frame draw:style-name="gr4" draw:text-style-name="P52" svg:width="2.033cm" svg:height="1.017cm" svg:x="1.826cm" svg:y="-0.467cm"><draw:text-box><text:p text:style-name="P54"><text:span text:style-name="T26">a</text:span><text:span text:style-name="T27">:45</text:span></text:p></draw:text-box></draw:frame><draw:custom-shape draw:style-name="gr5" draw:text-style-name="P52" svg:width="1.525cm" svg:height="1.017cm" svg:x="7.414cm" svg:y="-0.4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55" svg:width="2.287cm" svg:height="1.017cm" svg:x="7.409cm" svg:y="-0.467cm"><draw:text-box><text:p text:style-name="P54"><text:span text:style-name="T27"><text:s/></text:span><text:span text:style-name="T27">55</text:span></text:p></draw:text-box></draw:frame><draw:line draw:style-name="gr7" draw:text-style-name="P53" svg:x1="7.668cm" svg:y1="0.295cm" svg:x2="5.636cm" svg:y2="1.057cm"><text:p/></draw:line><draw:line draw:style-name="gr7" draw:text-style-name="P53" svg:x1="8.938cm" svg:y1="0.295cm" svg:x2="10.462cm" svg:y2="1.057cm"><text:p/></draw:line><draw:frame draw:style-name="gr6" draw:text-style-name="P55" svg:width="1.271cm" svg:height="1.017cm" svg:x="5.89cm" svg:y="0.041cm"><draw:text-box><text:p text:style-name="P54"><text:span text:style-name="T27">0</text:span></text:p></draw:text-box></draw:frame><draw:frame draw:style-name="gr6" draw:text-style-name="P55" svg:width="2.033cm" svg:height="1.017cm" svg:x="9.446cm" svg:y="0.041cm"><draw:text-box><text:p text:style-name="P54"><text:span text:style-name="T27"><text:s text:c="2"/></text:span><text:span text:style-name="T27">1</text:span></text:p></draw:text-box></draw:frame></draw:g></text:p>
      <text:p text:style-name="P22"/>
      <text:p text:style-name="P22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0"/>
      <text:p text:style-name="P21"><draw:g text:anchor-type="char" draw:z-index="87" draw:style-name="gr3"><draw:custom-shape draw:style-name="gr9" draw:text-style-name="P52" svg:width="1.271cm" svg:height="1.017cm" svg:x="3.35cm" svg:y="0.6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52" svg:width="1.271cm" svg:height="1.017cm" svg:x="8.938cm" svg:y="2.2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52" svg:width="1.271cm" svg:height="1.017cm" svg:x="5.636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52" svg:width="1.271cm" svg:height="1.017cm" svg:x="11.478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52" svg:width="1.271cm" svg:height="1.017cm" svg:x="8.938cm" svg:y="6.5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53" svg:x1="4.62cm" svg:y1="1.199cm" svg:x2="8.938cm" svg:y2="2.469cm"><text:p/></draw:line><draw:line draw:style-name="gr7" draw:text-style-name="P53" svg:x1="9.192cm" svg:y1="2.977cm" svg:x2="6.652cm" svg:y2="3.993cm"><text:p/></draw:line><draw:line draw:style-name="gr7" draw:text-style-name="P53" svg:x1="10.208cm" svg:y1="2.977cm" svg:x2="11.986cm" svg:y2="3.993cm"><text:p/></draw:line><draw:line draw:style-name="gr7" draw:text-style-name="P53" svg:x1="11.732cm" svg:y1="4.754cm" svg:x2="9.954cm" svg:y2="6.532cm"><text:p/></draw:line><draw:frame draw:style-name="gr10" draw:text-style-name="P52" svg:width="2.287cm" svg:height="1.017cm" svg:x="0.302cm" svg:y="2.469cm"><draw:text-box><text:p text:style-name="P54"><text:span text:style-name="T26"><text:s/></text:span><text:span text:style-name="T26">a:</text:span><text:span text:style-name="T27">45</text:span></text:p></draw:text-box></draw:frame><draw:frame draw:style-name="gr11" draw:text-style-name="P55" svg:width="2.033cm" svg:height="1.017cm" svg:x="6.144cm" svg:y="6.533cm"><draw:text-box><text:p text:style-name="P54"><text:span text:style-name="T26">b:</text:span><text:span text:style-name="T27">13</text:span><text:span text:style-name="T26"> bb:</text:span><text:span text:style-name="T27">13</text:span></text:p></draw:text-box></draw:frame><draw:frame draw:style-name="gr10" draw:text-style-name="P52" svg:width="2.287cm" svg:height="1.017cm" svg:x="2.334cm" svg:y="6.533cm"><draw:text-box><text:p text:style-name="P54"><text:span text:style-name="T26"><text:s/></text:span><text:span text:style-name="T26">c:</text:span><text:span text:style-name="T27">12</text:span></text:p></draw:text-box></draw:frame><draw:frame draw:style-name="gr10" draw:text-style-name="P52" svg:width="2.287cm" svg:height="1.017cm" svg:x="13.256cm" svg:y="6.533cm"><draw:text-box><text:p text:style-name="P54"><text:span text:style-name="T26"><text:s/></text:span><text:span text:style-name="T26">d:</text:span><text:span text:style-name="T27">16</text:span></text:p></draw:text-box></draw:frame><draw:frame draw:style-name="gr10" draw:text-style-name="P52" svg:width="2.287cm" svg:height="1.017cm" svg:x="10.208cm" svg:y="9.327cm"><draw:text-box><text:p text:style-name="P54"><text:span text:style-name="T26"><text:s/></text:span><text:span text:style-name="T26">e:</text:span><text:span text:style-name="T27">9</text:span></text:p></draw:text-box></draw:frame><draw:frame draw:style-name="gr10" draw:text-style-name="P52" svg:width="2.287cm" svg:height="1.017cm" svg:x="6.144cm" svg:y="9.327cm"><draw:text-box><text:p text:style-name="P54"><text:span text:style-name="T26"><text:s/></text:span><text:span text:style-name="T26">f:</text:span><text:span text:style-name="T27">5</text:span></text:p></draw:text-box></draw:frame><draw:line draw:style-name="gr7" draw:text-style-name="P53" svg:x1="3.35cm" svg:y1="1.453cm" svg:x2="1.064cm" svg:y2="2.469cm"><text:p/></draw:line><draw:line draw:style-name="gr7" draw:text-style-name="P53" svg:x1="5.89cm" svg:y1="4.754cm" svg:x2="3.096cm" svg:y2="6.532cm"><text:p/></draw:line><draw:line draw:style-name="gr7" draw:text-style-name="P53" svg:x1="6.398cm" svg:y1="5.008cm" svg:x2="7.414cm" svg:y2="6.532cm"><text:p/></draw:line><draw:line draw:style-name="gr7" draw:text-style-name="P53" svg:x1="9.192cm" svg:y1="7.548cm" svg:x2="7.414cm" svg:y2="9.326cm"><text:p/></draw:line><draw:line draw:style-name="gr7" draw:text-style-name="P53" svg:x1="9.954cm" svg:y1="7.294cm" svg:x2="11.732cm" svg:y2="9.326cm"><text:p/></draw:line><draw:line draw:style-name="gr7" draw:text-style-name="P53" svg:x1="12.494cm" svg:y1="4.754cm" svg:x2="14.526cm" svg:y2="6.532cm"><text:p/></draw:line><draw:frame draw:style-name="gr6" draw:text-style-name="P55" svg:width="1.271cm" svg:height="1.271cm" svg:x="2.08cm" svg:y="0.945cm"><draw:text-box><text:p text:style-name="P54"><text:span text:style-name="T27">0</text:span></text:p></draw:text-box></draw:frame><draw:frame draw:style-name="gr6" draw:text-style-name="P55" svg:width="1.271cm" svg:height="1.271cm" svg:x="7.16cm" svg:y="2.723cm"><draw:text-box><text:p text:style-name="P54"><text:span text:style-name="T27">0</text:span></text:p></draw:text-box></draw:frame><draw:frame draw:style-name="gr6" draw:text-style-name="P55" svg:width="1.271cm" svg:height="1.271cm" svg:x="3.604cm" svg:y="5.009cm"><draw:text-box><text:p text:style-name="P54"><text:span text:style-name="T27">0</text:span></text:p></draw:text-box></draw:frame><draw:frame draw:style-name="gr6" draw:text-style-name="P55" svg:width="1.101cm" svg:height="1.271cm" svg:x="7.668cm" svg:y="7.803cm"><draw:text-box><text:p text:style-name="P54"><text:span text:style-name="T27">0</text:span></text:p></draw:text-box></draw:frame><draw:frame draw:style-name="gr6" draw:text-style-name="P55" svg:width="1.271cm" svg:height="1.271cm" svg:x="10.208cm" svg:y="5.009cm"><draw:text-box><text:p text:style-name="P54"><text:span text:style-name="T27">0</text:span></text:p></draw:text-box></draw:frame><draw:frame draw:style-name="gr6" draw:text-style-name="P55" svg:width="1.779cm" svg:height="1.017cm" svg:x="6.906cm" svg:y="0.945cm"><draw:text-box><text:p text:style-name="P54"><text:span text:style-name="T27">1</text:span></text:p></draw:text-box></draw:frame><draw:frame draw:style-name="gr6" draw:text-style-name="P55" svg:width="1.525cm" svg:height="1.017cm" svg:x="6.906cm" svg:y="5.009cm"><draw:text-box><text:p text:style-name="P54"><text:span text:style-name="T27">1</text:span></text:p></draw:text-box></draw:frame><draw:frame draw:style-name="gr6" draw:text-style-name="P55" svg:width="1.779cm" svg:height="1.017cm" svg:x="10.97cm" svg:y="7.803cm"><draw:text-box><text:p text:style-name="P54"><text:span text:style-name="T27">1</text:span></text:p></draw:text-box></draw:frame><draw:frame draw:style-name="gr6" draw:text-style-name="P55" svg:width="1.779cm" svg:height="1.017cm" svg:x="13.51cm" svg:y="5.009cm"><draw:text-box><text:p text:style-name="P54"><text:span text:style-name="T27">1</text:span></text:p></draw:text-box></draw:frame><draw:frame draw:style-name="gr6" draw:text-style-name="P55" svg:width="2.033cm" svg:height="1.017cm" svg:x="3.096cm" svg:y="0.691cm"><draw:text-box><text:p text:style-name="P54"><text:span text:style-name="T27">100</text:span></text:p></draw:text-box></draw:frame><draw:frame draw:style-name="gr6" draw:text-style-name="P55" svg:width="2.033cm" svg:height="1.017cm" svg:x="8.938cm" svg:y="2.215cm"><draw:text-box><text:p text:style-name="P54"><text:span text:style-name="T27">55</text:span></text:p></draw:text-box></draw:frame><draw:frame draw:style-name="gr6" draw:text-style-name="P55" svg:width="1.779cm" svg:height="1.017cm" svg:x="5.636cm" svg:y="3.993cm"><draw:text-box><text:p text:style-name="P54"><text:span text:style-name="T27">25</text:span></text:p></draw:text-box></draw:frame><draw:frame draw:style-name="gr6" draw:text-style-name="P55" svg:width="2.287cm" svg:height="1.017cm" svg:x="11.478cm" svg:y="3.993cm"><draw:text-box><text:p text:style-name="P54"><text:span text:style-name="T27">30</text:span></text:p></draw:text-box></draw:frame><draw:frame draw:style-name="gr6" draw:text-style-name="P55" svg:width="1.779cm" svg:height="1.017cm" svg:x="8.938cm" svg:y="6.533cm"><draw:text-box><text:p text:style-name="P54"><text:span text:style-name="T27">14</text:span></text:p></draw:text-box></draw:frame><draw:frame draw:style-name="gr6" draw:text-style-name="P55" svg:width="1.779cm" svg:height="1.017cm" svg:x="10.97cm" svg:y="2.723cm"><draw:text-box><text:p text:style-name="P54"><text:span text:style-name="T27">1</text:span></text:p></draw:text-box></draw:frame></draw:g></text:p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26pt" fo:font-weight="bold" style:font-size-asian="2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size="20pt" style:font-size-asian="2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8pt" style:font-size-asian="18pt"/>
    </style:style>
    <style:style style:name="Lista_20_con_20_viñetas" style:display-name="Lista con viñetas" style:family="paragraph" style:parent-style-name="Standard" style:list-style-name="WW8Num9">
      <style:paragraph-properties fo:text-align="justify" style:justify-single-word="false"/>
      <style:text-properties fo:font-size="20pt" style:font-size-asian="20pt"/>
    </style:style>
    <style:style style:name="Continuar_20_lista" style:display-name="Continuar lista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Lista_20_con_20_viñetas_20_3" style:display-name="Lista con viñetas 3" style:family="paragraph" style:parent-style-name="Standard" style:list-style-name="WW8Num1"/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-0.002cm" fo:text-align="justify" style:justify-single-word="false" fo:text-indent="0cm" style:auto-text-indent="false" fo:keep-with-next="always"/>
      <style:text-properties fo:font-size="22pt" fo:font-weight="bold" style:font-size-asian="22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20pt" fo:font-style="italic" fo:font-weight="bold" style:font-size-asian="2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Wingdings" fo:font-family="Wingdings" style:font-pitch="variable" style:font-charset="x-symbol" fo:font-size="20pt" style:font-size-asian="20pt" style:font-name-complex="Wingdings" style:font-family-complex="Wingdings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fo:font-size="20pt" style:font-size-asian="20pt" style:font-name-complex="Wingdings" style:font-family-complex="Wingdings" style:font-pitch-complex="variable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9" text:consecutive-numbering="true">
      <text:list-level-style-bullet text:level="1" text:style-name="WW8Num9z0" style:num-suffix="." text:bullet-char="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9:45:52.174000000</meta:creation-date>
    <dc:date>2017-03-29T17:03:03.194000000</dc:date>
    <meta:editing-duration>PT6M46S</meta:editing-duration>
    <meta:editing-cycles>2</meta:editing-cycles>
    <meta:generator>LibreOffice/5.3.1.2$Windows_x86 LibreOffice_project/e80a0e0fd1875e1696614d24c32df0f95f03deb2</meta:generator>
    <meta:document-statistic meta:table-count="3" meta:image-count="0" meta:object-count="0" meta:page-count="6" meta:paragraph-count="113" meta:word-count="546" meta:character-count="2864" meta:non-whitespace-character-count="2318"/>
  </office:meta>
</office:document-meta>
</file>